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1.0654in"/>
    </style:style>
    <style:style style:name="co4" style:family="table-column">
      <style:table-column-properties fo:break-before="auto" style:column-width="1.022in"/>
    </style:style>
    <style:style style:name="co5" style:family="table-column">
      <style:table-column-properties fo:break-before="auto" style:column-width="1.2909in"/>
    </style:style>
    <style:style style:name="co6" style:family="table-column">
      <style:table-column-properties fo:break-before="auto" style:column-width="0.2472in"/>
    </style:style>
    <style:style style:name="co7" style:family="table-column">
      <style:table-column-properties fo:break-before="auto" style:column-width="0.398in"/>
    </style:style>
    <style:style style:name="co8" style:family="table-column">
      <style:table-column-properties fo:break-before="auto" style:column-width="0.6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000000"/>
    </style:style>
    <style:style style:name="ce3" style:family="table-cell" style:parent-style-name="Default">
      <style:table-cell-properties fo:padding-bottom="0.0193in" fo:padding-left="0.0138in" fo:padding-right="0.0138in" fo:padding-top="0.0193in"/>
    </style:style>
    <style:style style:name="ce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dotted #000000"/>
    </style:style>
    <style:style style:name="ce5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none" fo:border-top="none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="none" fo:padding-bottom="0.0193in" fo:padding-left="0.0138in" fo:padding-right="0.0138in" fo:padding-top="0.0193in"/>
    </style:style>
    <style:style style:name="ce8" style:family="table-cell" style:parent-style-name="Default">
      <style:table-cell-properties fo:border-bottom="0.2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2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000000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dotted #000000"/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none" fo:border-left="none" fo:border-right="none" fo:border-top="0.26pt dotted #000000"/>
    </style:style>
    <style:style style:name="ce15" style:family="table-cell" style:parent-style-name="Default">
      <style:table-cell-properties fo:border-bottom="0.26pt dotted #000000" fo:border-left="none" fo:border-right="none" fo:border-top="none"/>
    </style:style>
    <style:style style:name="ce16" style:family="table-cell" style:parent-style-name="Default">
      <style:table-cell-properties fo:border-bottom="0.26pt dotted #000000" fo:border-left="none" fo:padding-bottom="0.0193in" fo:padding-left="0.0138in" fo:padding-right="0.0138in" fo:padding-top="0.0193in" fo:border-right="none" fo:border-top="none"/>
    </style:style>
    <style:style style:name="ce17" style:family="table-cell" style:parent-style-name="Default">
      <style:table-cell-properties fo:border="none" fo:padding-bottom="0.0193in" fo:padding-left="0.0138in" fo:padding-right="0.0138in" fo:padding-top="0.0193in"/>
      <style:text-properties style:font-name="Arial" style:font-name-asian="Droid Sans Fallback" style:font-name-complex="Lohit Hindi"/>
    </style:style>
    <style:style style:name="ce18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none" fo:border-top="none"/>
      <style:text-properties style:font-name="Arial" style:font-name-asian="Droid Sans Fallback" style:font-name-complex="Lohit Hindi"/>
    </style:style>
    <style:style style:name="ce19" style:family="table-cell" style:parent-style-name="Default" style:data-style-name="N2">
      <style:table-cell-properties fo:border-bottom="none" style:diagonal-bl-tr="0.26pt solid #000000" fo:border-left="none" fo:padding-bottom="0.0193in" fo:padding-left="0.0138in" fo:padding-right="0.0138in" fo:padding-top="0.0193in" fo:border-right="none" fo:border-top="0.26pt solid #000000"/>
    </style:style>
    <style:style style:name="ce20" style:family="table-cell" style:parent-style-name="Default" style:data-style-name="N2">
      <style:table-cell-properties style:diagonal-bl-tr="0.26pt solid #000000"/>
    </style:style>
    <style:style style:name="ce21" style:family="table-cell" style:parent-style-name="Default" style:data-style-name="N2">
      <style:table-cell-properties fo:border-bottom="0.26pt solid #000000" style:diagonal-bl-tr="0.26pt solid #000000" fo:border-left="none" fo:border-right="none" fo:border-top="none"/>
    </style:style>
    <style:style style:name="ce22" style:family="table-cell" style:parent-style-name="Default" style:data-style-name="N2">
      <style:table-cell-properties fo:border-bottom="none" fo:border-left="none" fo:padding-bottom="0.0193in" fo:padding-left="0.0138in" fo:padding-right="0.0138in" fo:padding-top="0.0193in" fo:border-right="none" fo:border-top="0.26pt solid #000000"/>
    </style:style>
    <style:style style:name="ce23" style:family="table-cell" style:parent-style-name="Default" style:data-style-name="N2">
      <style:table-cell-properties fo:padding-bottom="0.0193in" fo:padding-left="0.0138in" fo:padding-right="0.0138in" fo:padding-top="0.0193in"/>
    </style:style>
    <style:style style:name="ce24" style:family="table-cell" style:parent-style-name="Default" style:data-style-name="N2">
      <style:table-cell-properties fo:border-bottom="0.26pt solid #000000" fo:border-left="none" fo:padding-bottom="0.0193in" fo:padding-left="0.0138in" fo:padding-right="0.0138in" fo:padding-top="0.0193in" fo:border-right="none" fo:border-top="none"/>
    </style:style>
    <style:style style:name="ce25" style:family="table-cell" style:parent-style-name="Default">
      <style:table-cell-properties fo:border-bottom="0.26pt dotted #000000" fo:border-left="none" fo:padding-bottom="0.0193in" fo:padding-left="0.0138in" fo:padding-right="0.0138in" fo:padding-top="0.0193in" fo:border-right="none" fo:border-top="0.26pt dotted #000000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order-bottom="0.26pt solid #000000" fo:background-color="#ffff00" fo:border-left="0.26pt solid #000000" fo:padding-bottom="0.0193in" fo:padding-left="0.0138in" fo:padding-right="0.0138in" fo:padding-top="0.0193in" fo:border-right="none" fo:border-top="0.26pt solid #000000"/>
    </style:style>
    <style:style style:name="ce28" style:family="table-cell" style:parent-style-name="Default" style:data-style-name="N2">
      <style:table-cell-properties fo:background-color="#ffff00"/>
    </style:style>
    <style:style style:name="ce29" style:family="table-cell" style:parent-style-name="Default" style:data-style-name="N2">
      <style:text-properties style:font-name="Arial" style:font-name-asian="Droid Sans Fallback" style:font-name-complex="Lohit Hindi"/>
    </style:style>
    <style:style style:name="ce30" style:family="table-cell" style:parent-style-name="Default" style:data-style-name="N11">
      <style:table-cell-properties fo:padding-bottom="0.0193in" fo:padding-left="0.0138in" fo:padding-right="0.0138in" fo:padding-top="0.0193in"/>
    </style:style>
    <style:style style:name="ce31" style:family="table-cell" style:parent-style-name="Default" style:data-style-name="N2">
      <style:table-cell-properties fo:border-bottom="0.26pt solid #000000" fo:background-color="#ffff00" fo:border-left="none" fo:padding-bottom="0.0193in" fo:padding-left="0.0138in" fo:padding-right="0.0138in" fo:padding-top="0.0193in" fo:border-right="0.26pt solid #000000" fo:border-top="0.26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Data and Charts" table:style-name="ta1">
        <table:shapes>
          <draw:frame draw:z-index="0" draw:style-name="gr1" svg:width="6.861in" svg:height="3.9886in" svg:x="8.1201in" svg:y="3.5634in">
            <draw:object draw:notify-on-update-of-ranges="'Data and Charts'.J6:'Data and Charts'.J15 'Data and Charts'.L6:'Data and Charts'.L15 'Data and Charts'.M6:'Data and Charts'.M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5165in" svg:height="4.4335in" svg:x="7.4217in" svg:y="16.5551in">
            <draw:object draw:notify-on-update-of-ranges="'Data and Charts'.J84:'Data and Charts'.J91 'Data and Charts'.L84:'Data and Charts'.L91 'Data and Charts'.M84:'Data and Charts'.M9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2236in" svg:height="4.3642in" svg:x="8.1591in" svg:y="30.365in">
            <draw:object draw:notify-on-update-of-ranges="'Data and Charts'.J166:'Data and Charts'.J169 'Data and Charts'.M166:'Data and Charts'.M169 'Data and Charts'.N166:'Data and Charts'.N1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7.2024in" svg:height="4.3343in" svg:x="7.4862in" svg:y="39.9606in">
            <draw:object draw:notify-on-update-of-ranges="'Data and Charts'.J220:'Data and Charts'.J222 'Data and Charts'.K220:'Data and Charts'.K222 'Data and Charts'.L220:'Data and Charts'.L2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 office:value-type="string">
            <text:p>Using 8 Cores and Varying the Number of Worker Threads (Single Group, Output Disabled, 1000 Agents)</text:p>
          </table:table-cell>
          <table:table-cell table:number-columns-repeated="2"/>
          <table:table-cell table:style-name="Default"/>
          <table:table-cell table:number-columns-repeated="6"/>
          <table:table-cell table:style-name="ce32" office:value-type="string">
            <text:p>*Note: <text:s/></text:p>
          </table:table-cell>
          <table:table-cell office:value-type="string">
            <text:p>Enabling output (which also enables locking) causes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>
            <text:p>Database</text:p>
          </table:table-cell>
          <table:table-cell table:style-name="Default"/>
          <table:table-cell table:number-columns-repeated="7"/>
          <table:table-cell office:value-type="string">
            <text:p>1000 agents on 8 workers, 8 cores to grind to a halt.</text:p>
          </table:table-cell>
          <table:table-cell/>
        </table:table-row>
        <table:table-row table:style-name="ro1">
          <table:table-cell/>
          <table:table-cell table:style-name="ce1" office:value-type="string">
            <text:p>Workers</text:p>
          </table:table-cell>
          <table:table-cell table:style-name="ce1" office:value-type="string">
            <text:p>Total Time (s)</text:p>
          </table:table-cell>
          <table:table-cell table:style-name="ce1" office:value-type="string">
            <text:p>Lookup (ms)</text:p>
          </table:table-cell>
          <table:table-cell table:style-name="ce1" office:value-type="string">
            <text:p>Actual Time (s)</text:p>
          </table:table-cell>
          <table:table-cell table:style-name="ce1"/>
          <table:table-cell table:style-name="ce1" office:value-type="string">
            <text:p>Mean</text:p>
          </table:table-cell>
          <table:table-cell table:style-name="ce1" office:value-type="string">
            <text:p>Stdev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STDEV</text:p>
          </table:table-cell>
          <table:table-cell table:style-name="ce1" office:value-type="string">
            <text:p>Y-STDEV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768.22">
            <text:p>768.22</text:p>
          </table:table-cell>
          <table:table-cell office:value-type="float" office:value="487">
            <text:p>487</text:p>
          </table:table-cell>
          <table:table-cell table:style-name="Default" table:formula="of:=[.C6]-[.D6]/1000" office:value-type="float" office:value="767.733">
            <text:p>767.733</text:p>
          </table:table-cell>
          <table:table-cell/>
          <table:table-cell table:style-name="ce23" table:formula="of:=AVERAGE([.E6:.E12])" office:value-type="float" office:value="767.140142857143">
            <text:p>767.14</text:p>
          </table:table-cell>
          <table:table-cell table:style-name="ce23" table:formula="of:=STDEV([.E6:.E12])" office:value-type="float" office:value="2.19005787051175">
            <text:p>2.19</text:p>
          </table:table-cell>
          <table:table-cell/>
          <table:table-cell table:formula="of:=[.B6]" office:value-type="float" office:value="1">
            <text:p>1</text:p>
          </table:table-cell>
          <table:table-cell table:style-name="ce23" table:formula="of:=[.G6]" office:value-type="float" office:value="767.140142857143">
            <text:p>767.14</text:p>
          </table:table-cell>
          <table:table-cell table:style-name="ce26" table:formula="of:=[.H6]" office:value-type="float" office:value="2.19005787051175">
            <text:p>2.19</text:p>
          </table:table-cell>
          <table:table-cell table:style-name="ce26" table:formula="of:=[.K6]-[.L6]" office:value-type="float" office:value="764.950084986631">
            <text:p>764.95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765.08">
            <text:p>765.08</text:p>
          </table:table-cell>
          <table:table-cell office:value-type="float" office:value="425">
            <text:p>425</text:p>
          </table:table-cell>
          <table:table-cell table:style-name="Default" table:formula="of:=[.C7]-[.D7]/1000" office:value-type="float" office:value="764.655">
            <text:p>764.655</text:p>
          </table:table-cell>
          <table:table-cell table:number-columns-repeated="2"/>
          <table:table-cell table:style-name="ce30" table:formula="of:=[.H6]/[.G6]" office:value-type="percentage" office:value="0.00285483414067614">
            <text:p>0.29%</text:p>
          </table:table-cell>
          <table:table-cell/>
          <table:table-cell office:value-type="float" office:value="2">
            <text:p>2</text:p>
          </table:table-cell>
          <table:table-cell table:formula="of:=[.G13]" office:value-type="float" office:value="615.238333333333">
            <text:p>615.2383333333</text:p>
          </table:table-cell>
          <table:table-cell table:formula="of:=[.H13]" office:value-type="float" office:value="14.7305029739879">
            <text:p>14.730502974</text:p>
          </table:table-cell>
          <table:table-cell table:style-name="ce26" table:formula="of:=[.K7]-[.L7]" office:value-type="float" office:value="600.507830359345">
            <text:p>600.51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773.04">
            <text:p>773.04</text:p>
          </table:table-cell>
          <table:table-cell office:value-type="float" office:value="3521">
            <text:p>3521</text:p>
          </table:table-cell>
          <table:table-cell table:style-name="Default" table:formula="of:=[.C8]-[.D8]/1000" office:value-type="float" office:value="769.519">
            <text:p>769.519</text:p>
          </table:table-cell>
          <table:table-cell table:number-columns-repeated="4"/>
          <table:table-cell table:formula="of:=[.B19]" office:value-type="float" office:value="4">
            <text:p>4</text:p>
          </table:table-cell>
          <table:table-cell table:style-name="ce23" table:formula="of:=[.G19]" office:value-type="float" office:value="587.902285714286">
            <text:p>587.90</text:p>
          </table:table-cell>
          <table:table-cell table:style-name="ce26" table:formula="of:=[.H19]" office:value-type="float" office:value="17.2136701269106">
            <text:p>17.21</text:p>
          </table:table-cell>
          <table:table-cell table:style-name="ce26" table:formula="of:=[.K8]-[.L8]" office:value-type="float" office:value="570.688615587375">
            <text:p>570.69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69.55">
            <text:p>769.55</text:p>
          </table:table-cell>
          <table:table-cell office:value-type="float" office:value="4493">
            <text:p>4493</text:p>
          </table:table-cell>
          <table:table-cell table:style-name="Default" table:formula="of:=[.C9]-[.D9]/1000" office:value-type="float" office:value="765.057">
            <text:p>765.057</text:p>
          </table:table-cell>
          <table:table-cell table:number-columns-repeated="4"/>
          <table:table-cell office:value-type="float" office:value="6">
            <text:p>6</text:p>
          </table:table-cell>
          <table:table-cell table:formula="of:=[.G26]" office:value-type="float" office:value="545.496666666667">
            <text:p>545.4966666667</text:p>
          </table:table-cell>
          <table:table-cell table:formula="of:=[.H26]" office:value-type="float" office:value="26.905161331363">
            <text:p>26.9051613314</text:p>
          </table:table-cell>
          <table:table-cell table:style-name="ce26" table:formula="of:=[.K9]-[.L9]" office:value-type="float" office:value="518.591505335304">
            <text:p>518.59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773.91">
            <text:p>773.91</text:p>
          </table:table-cell>
          <table:table-cell office:value-type="float" office:value="3484">
            <text:p>3484</text:p>
          </table:table-cell>
          <table:table-cell table:style-name="Default" table:formula="of:=[.C10]-[.D10]/1000" office:value-type="float" office:value="770.426">
            <text:p>770.426</text:p>
          </table:table-cell>
          <table:table-cell table:number-columns-repeated="4"/>
          <table:table-cell table:formula="of:=[.B32]" office:value-type="float" office:value="8">
            <text:p>8</text:p>
          </table:table-cell>
          <table:table-cell table:style-name="ce23" table:formula="of:=[.G32]" office:value-type="float" office:value="472.295785714286">
            <text:p>472.30</text:p>
          </table:table-cell>
          <table:table-cell table:style-name="ce26" table:formula="of:=[.H32]" office:value-type="float" office:value="15.8429960947493">
            <text:p>15.84</text:p>
          </table:table-cell>
          <table:table-cell table:style-name="ce26" table:formula="of:=[.K10]-[.L10]" office:value-type="float" office:value="456.452789619537">
            <text:p>456.45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66.89">
            <text:p>766.89</text:p>
          </table:table-cell>
          <table:table-cell office:value-type="float" office:value="475">
            <text:p>475</text:p>
          </table:table-cell>
          <table:table-cell table:style-name="Default" table:formula="of:=[.C11]-[.D11]/1000" office:value-type="float" office:value="766.415">
            <text:p>766.415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G46]" office:value-type="float" office:value="547.593333333333">
            <text:p>547.5933333333</text:p>
          </table:table-cell>
          <table:table-cell table:formula="of:=[.H46]" office:value-type="float" office:value="3.64777382339786">
            <text:p>3.6477738234</text:p>
          </table:table-cell>
          <table:table-cell table:style-name="ce26" table:formula="of:=[.K11]-[.L11]" office:value-type="float" office:value="543.945559509936">
            <text:p>543.95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67.67">
            <text:p>767.67</text:p>
          </table:table-cell>
          <table:table-cell office:value-type="float" office:value="1494">
            <text:p>1494</text:p>
          </table:table-cell>
          <table:table-cell table:style-name="Default" table:formula="of:=[.C12]-[.D12]/1000" office:value-type="float" office:value="766.176">
            <text:p>766.176</text:p>
          </table:table-cell>
          <table:table-cell table:number-columns-repeated="4"/>
          <table:table-cell office:value-type="float" office:value="13">
            <text:p>13</text:p>
          </table:table-cell>
          <table:table-cell table:formula="of:=[.G52]" office:value-type="float" office:value="536.5885">
            <text:p>536.5885</text:p>
          </table:table-cell>
          <table:table-cell table:formula="of:=[.H52]" office:value-type="float" office:value="1.07668746625934">
            <text:p>1.0766874663</text:p>
          </table:table-cell>
          <table:table-cell table:style-name="ce26" table:formula="of:=[.K12]-[.L12]" office:value-type="float" office:value="535.511812533741">
            <text:p>535.51</text:p>
          </table:table-cell>
          <table:table-cell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620.46">
            <text:p>620.46</text:p>
          </table:table-cell>
          <table:table-cell table:style-name="ce2" office:value-type="float" office:value="559">
            <text:p>559</text:p>
          </table:table-cell>
          <table:table-cell table:style-name="ce2" table:formula="of:=[.C13]-[.D13]/1000" office:value-type="float" office:value="619.901">
            <text:p>619.901</text:p>
          </table:table-cell>
          <table:table-cell/>
          <table:table-cell table:style-name="ce23" table:formula="of:=AVERAGE([.E13:.E18])" office:value-type="float" office:value="615.238333333333">
            <text:p>615.24</text:p>
          </table:table-cell>
          <table:table-cell table:style-name="ce23" table:formula="of:=STDEV([.E13:.E18])" office:value-type="float" office:value="14.7305029739879">
            <text:p>14.73</text:p>
          </table:table-cell>
          <table:table-cell/>
          <table:table-cell table:formula="of:=[.B58]" office:value-type="float" office:value="16">
            <text:p>16</text:p>
          </table:table-cell>
          <table:table-cell table:style-name="ce23" table:formula="of:=[.G58]" office:value-type="float" office:value="504.922125">
            <text:p>504.92</text:p>
          </table:table-cell>
          <table:table-cell table:style-name="ce26" table:formula="of:=[.H58]" office:value-type="float" office:value="23.7679608923892">
            <text:p>23.77</text:p>
          </table:table-cell>
          <table:table-cell table:style-name="ce26" table:formula="of:=[.K13]-[.L13]" office:value-type="float" office:value="481.154164107611">
            <text:p>481.15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04.01">
            <text:p>604.01</text:p>
          </table:table-cell>
          <table:table-cell office:value-type="float" office:value="3525">
            <text:p>3525</text:p>
          </table:table-cell>
          <table:table-cell table:style-name="ce7" table:formula="of:=[.C14]-[.D14]/1000" office:value-type="float" office:value="600.485">
            <text:p>600.485</text:p>
          </table:table-cell>
          <table:table-cell table:number-columns-repeated="2"/>
          <table:table-cell table:style-name="ce30" table:formula="of:=[.H13]/[.G13]" office:value-type="percentage" office:value="0.0239427587260025">
            <text:p>2.39%</text:p>
          </table:table-cell>
          <table:table-cell/>
          <table:table-cell table:formula="of:=[.B66]" office:value-type="float" office:value="100">
            <text:p>100</text:p>
          </table:table-cell>
          <table:table-cell table:style-name="ce23" table:formula="of:=[.G66]" office:value-type="float" office:value="567.145285714286">
            <text:p>567.15</text:p>
          </table:table-cell>
          <table:table-cell table:style-name="ce26" table:formula="of:=[.H66]" office:value-type="float" office:value="19.1333265335146">
            <text:p>19.13</text:p>
          </table:table-cell>
          <table:table-cell table:style-name="ce26" table:formula="of:=[.K14]-[.L14]" office:value-type="float" office:value="548.011959180771">
            <text:p>548.0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08.42">
            <text:p>608.42</text:p>
          </table:table-cell>
          <table:table-cell office:value-type="float" office:value="3429">
            <text:p>3429</text:p>
          </table:table-cell>
          <table:table-cell table:style-name="ce7" table:formula="of:=[.C15]-[.D15]/1000" office:value-type="float" office:value="604.991">
            <text:p>604.991</text:p>
          </table:table-cell>
          <table:table-cell table:number-columns-repeated="4"/>
          <table:table-cell office:value-type="float" office:value="1000">
            <text:p>1000</text:p>
          </table:table-cell>
          <table:table-cell table:style-name="ce23" table:formula="of:=[.G73]" office:value-type="float" office:value="817.274333333333">
            <text:p>817.27</text:p>
          </table:table-cell>
          <table:table-cell table:formula="of:=[.H73]" office:value-type="float" office:value="22.7180530474481">
            <text:p>22.7180530474</text:p>
          </table:table-cell>
          <table:table-cell table:style-name="ce26" table:formula="of:=[.K15]-[.L15]" office:value-type="float" office:value="794.556280285885">
            <text:p>794.56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33.32">
            <text:p>633.32</text:p>
          </table:table-cell>
          <table:table-cell office:value-type="float" office:value="525">
            <text:p>525</text:p>
          </table:table-cell>
          <table:table-cell table:style-name="ce7" table:formula="of:=[.C16]-[.D16]/1000" office:value-type="float" office:value="632.795">
            <text:p>632.795</text:p>
          </table:table-cell>
          <table:table-cell table:number-columns-repeated="5"/>
          <table:table-cell table:style-name="ce23"/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02.5">
            <text:p>602.5</text:p>
          </table:table-cell>
          <table:table-cell office:value-type="float" office:value="507">
            <text:p>507</text:p>
          </table:table-cell>
          <table:table-cell table:style-name="ce7" table:formula="of:=[.C17]-[.D17]/1000" office:value-type="float" office:value="601.993">
            <text:p>601.993</text:p>
          </table:table-cell>
          <table:table-cell table:number-columns-repeated="5"/>
          <table:table-cell table:style-name="ce23"/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38.9">
            <text:p>638.9</text:p>
          </table:table-cell>
          <table:table-cell office:value-type="float" office:value="7635">
            <text:p>7635</text:p>
          </table:table-cell>
          <table:table-cell table:style-name="ce5" table:formula="of:=[.C18]-[.D18]/1000" office:value-type="float" office:value="631.265">
            <text:p>631.265</text:p>
          </table:table-cell>
          <table:table-cell table:number-columns-repeated="5"/>
          <table:table-cell table:style-name="ce23"/>
          <table:table-cell table:number-columns-repeated="3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float" office:value="600.56">
            <text:p>600.56</text:p>
          </table:table-cell>
          <table:table-cell table:style-name="ce2" office:value-type="float" office:value="476">
            <text:p>476</text:p>
          </table:table-cell>
          <table:table-cell table:style-name="ce2" table:formula="of:=[.C19]-[.D19]/1000" office:value-type="float" office:value="600.084">
            <text:p>600.084</text:p>
          </table:table-cell>
          <table:table-cell table:style-name="ce7"/>
          <table:table-cell table:style-name="ce23" table:formula="of:=AVERAGE([.E19:.E25])" office:value-type="float" office:value="587.902285714286">
            <text:p>587.90</text:p>
          </table:table-cell>
          <table:table-cell table:style-name="ce23" table:formula="of:=STDEV([.E19:.E25])" office:value-type="float" office:value="17.2136701269106">
            <text:p>17.21</text:p>
          </table:table-cell>
          <table:table-cell table:number-columns-repeated="2"/>
          <table:table-cell table:style-name="ce23"/>
          <table:table-cell table:number-columns-repeated="3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588.12">
            <text:p>588.12</text:p>
          </table:table-cell>
          <table:table-cell table:style-name="ce3" office:value-type="float" office:value="425">
            <text:p>425</text:p>
          </table:table-cell>
          <table:table-cell table:formula="of:=[.C20]-[.D20]/1000" office:value-type="float" office:value="587.695">
            <text:p>587.695</text:p>
          </table:table-cell>
          <table:table-cell table:style-name="ce3"/>
          <table:table-cell/>
          <table:table-cell table:style-name="ce30" table:formula="of:=[.H19]/[.G19]" office:value-type="percentage" office:value="0.0292798149372671">
            <text:p>2.93%</text:p>
          </table:table-cell>
          <table:table-cell table:number-columns-repeated="2"/>
          <table:table-cell table:style-name="ce23"/>
          <table:table-cell table:number-columns-repeated="3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603.51">
            <text:p>603.51</text:p>
          </table:table-cell>
          <table:table-cell table:style-name="ce3" office:value-type="float" office:value="1471">
            <text:p>1471</text:p>
          </table:table-cell>
          <table:table-cell table:formula="of:=[.C21]-[.D21]/1000" office:value-type="float" office:value="602.039">
            <text:p>602.039</text:p>
          </table:table-cell>
          <table:table-cell table:style-name="ce3"/>
          <table:table-cell table:number-columns-repeated="4"/>
          <table:table-cell table:style-name="ce23"/>
          <table:table-cell table:number-columns-repeated="3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559.84">
            <text:p>559.84</text:p>
          </table:table-cell>
          <table:table-cell table:style-name="ce3" office:value-type="float" office:value="592">
            <text:p>592</text:p>
          </table:table-cell>
          <table:table-cell table:formula="of:=[.C22]-[.D22]/1000" office:value-type="float" office:value="559.248">
            <text:p>559.248</text:p>
          </table:table-cell>
          <table:table-cell table:style-name="ce3"/>
          <table:table-cell table:number-columns-repeated="8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601.67">
            <text:p>601.67</text:p>
          </table:table-cell>
          <table:table-cell table:style-name="ce3" office:value-type="float" office:value="3411">
            <text:p>3411</text:p>
          </table:table-cell>
          <table:table-cell table:formula="of:=[.C23]-[.D23]/1000" office:value-type="float" office:value="598.259">
            <text:p>598.259</text:p>
          </table:table-cell>
          <table:table-cell table:style-name="ce3"/>
          <table:table-cell table:number-columns-repeated="8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599.84">
            <text:p>599.84</text:p>
          </table:table-cell>
          <table:table-cell table:style-name="ce3" office:value-type="float" office:value="503">
            <text:p>503</text:p>
          </table:table-cell>
          <table:table-cell table:formula="of:=[.C24]-[.D24]/1000" office:value-type="float" office:value="599.337">
            <text:p>599.337</text:p>
          </table:table-cell>
          <table:table-cell table:style-name="ce3"/>
          <table:table-cell table:number-columns-repeated="8"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5" office:value-type="float" office:value="569.17">
            <text:p>569.17</text:p>
          </table:table-cell>
          <table:table-cell table:style-name="ce5" office:value-type="float" office:value="516">
            <text:p>516</text:p>
          </table:table-cell>
          <table:table-cell table:style-name="ce5" table:formula="of:=[.C25]-[.D25]/1000" office:value-type="float" office:value="568.654">
            <text:p>568.654</text:p>
          </table:table-cell>
          <table:table-cell table:style-name="ce7"/>
          <table:table-cell table:number-columns-repeated="8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2" office:value-type="float" office:value="573.19">
            <text:p>573.19</text:p>
          </table:table-cell>
          <table:table-cell table:style-name="ce2" office:value-type="float" office:value="3498">
            <text:p>3498</text:p>
          </table:table-cell>
          <table:table-cell table:style-name="ce2" table:formula="of:=[.C26]-[.D26]/1000" office:value-type="float" office:value="569.692">
            <text:p>569.692</text:p>
          </table:table-cell>
          <table:table-cell table:style-name="ce7"/>
          <table:table-cell table:style-name="ce23" table:formula="of:=AVERAGE([.E26:.E31])" office:value-type="float" office:value="545.496666666667">
            <text:p>545.50</text:p>
          </table:table-cell>
          <table:table-cell table:style-name="ce23" table:formula="of:=STDEV([.E26:.E31])" office:value-type="float" office:value="26.905161331363">
            <text:p>26.91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7" office:value-type="float" office:value="524.66">
            <text:p>524.66</text:p>
          </table:table-cell>
          <table:table-cell table:style-name="ce7" office:value-type="float" office:value="441">
            <text:p>441</text:p>
          </table:table-cell>
          <table:table-cell table:style-name="ce7" table:formula="of:=[.C27]-[.D27]/1000" office:value-type="float" office:value="524.219">
            <text:p>524.219</text:p>
          </table:table-cell>
          <table:table-cell table:style-name="ce7"/>
          <table:table-cell/>
          <table:table-cell table:style-name="ce30" table:formula="of:=[.H26]/[.G26]" office:value-type="percentage" office:value="0.0493223203283178">
            <text:p>4.93%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7" office:value-type="float" office:value="525.67">
            <text:p>525.67</text:p>
          </table:table-cell>
          <table:table-cell table:style-name="ce7" office:value-type="float" office:value="431">
            <text:p>431</text:p>
          </table:table-cell>
          <table:table-cell table:style-name="ce7" table:formula="of:=[.C28]-[.D28]/1000" office:value-type="float" office:value="525.239">
            <text:p>525.239</text:p>
          </table:table-cell>
          <table:table-cell table:style-name="ce7"/>
          <table:table-cell table:number-columns-repeated="8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7" office:value-type="float" office:value="571.69">
            <text:p>571.69</text:p>
          </table:table-cell>
          <table:table-cell table:style-name="ce7" office:value-type="float" office:value="520">
            <text:p>520</text:p>
          </table:table-cell>
          <table:table-cell table:style-name="ce7" table:formula="of:=[.C29]-[.D29]/1000" office:value-type="float" office:value="571.17">
            <text:p>571.17</text:p>
          </table:table-cell>
          <table:table-cell table:style-name="ce7"/>
          <table:table-cell table:number-columns-repeated="8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7" office:value-type="float" office:value="569">
            <text:p>569</text:p>
          </table:table-cell>
          <table:table-cell table:style-name="ce7" office:value-type="float" office:value="494">
            <text:p>494</text:p>
          </table:table-cell>
          <table:table-cell table:style-name="ce7" table:formula="of:=[.C30]-[.D30]/1000" office:value-type="float" office:value="568.506">
            <text:p>568.506</text:p>
          </table:table-cell>
          <table:table-cell table:style-name="ce7"/>
          <table:table-cell table:number-columns-repeated="8"/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5" office:value-type="float" office:value="517.67">
            <text:p>517.67</text:p>
          </table:table-cell>
          <table:table-cell table:style-name="ce5" office:value-type="float" office:value="3516">
            <text:p>3516</text:p>
          </table:table-cell>
          <table:table-cell table:style-name="ce5" table:formula="of:=[.C31]-[.D31]/1000" office:value-type="float" office:value="514.154">
            <text:p>514.154</text:p>
          </table:table-cell>
          <table:table-cell table:style-name="ce7"/>
          <table:table-cell table:number-columns-repeated="8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81.27">
            <text:p>481.27</text:p>
          </table:table-cell>
          <table:table-cell office:value-type="float" office:value="514">
            <text:p>514</text:p>
          </table:table-cell>
          <table:table-cell table:formula="of:=[.C32]-[.D32]/1000" office:value-type="float" office:value="480.756">
            <text:p>480.756</text:p>
          </table:table-cell>
          <table:table-cell/>
          <table:table-cell table:style-name="ce23" table:formula="of:=AVERAGE([.E32:.E45])" office:value-type="float" office:value="472.295785714286">
            <text:p>472.30</text:p>
          </table:table-cell>
          <table:table-cell table:style-name="ce23" table:formula="of:=STDEV([.E32:.E45])" office:value-type="float" office:value="15.8429960947493">
            <text:p>15.84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76.87">
            <text:p>476.87</text:p>
          </table:table-cell>
          <table:table-cell office:value-type="float" office:value="524">
            <text:p>524</text:p>
          </table:table-cell>
          <table:table-cell table:formula="of:=[.C33]-[.D33]/1000" office:value-type="float" office:value="476.346">
            <text:p>476.346</text:p>
          </table:table-cell>
          <table:table-cell table:number-columns-repeated="2"/>
          <table:table-cell table:style-name="ce30" table:formula="of:=[.H32]/[.G32]" office:value-type="percentage" office:value="0.0335446484469236">
            <text:p>3.35%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83.82">
            <text:p>483.82</text:p>
          </table:table-cell>
          <table:table-cell office:value-type="float" office:value="474">
            <text:p>474</text:p>
          </table:table-cell>
          <table:table-cell table:formula="of:=[.C34]-[.D34]/1000" office:value-type="float" office:value="483.346">
            <text:p>483.346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78.06">
            <text:p>478.06</text:p>
          </table:table-cell>
          <table:table-cell office:value-type="float" office:value="506">
            <text:p>506</text:p>
          </table:table-cell>
          <table:table-cell table:formula="of:=[.C35]-[.D35]/1000" office:value-type="float" office:value="477.554">
            <text:p>477.554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74.46">
            <text:p>474.46</text:p>
          </table:table-cell>
          <table:table-cell office:value-type="float" office:value="3481">
            <text:p>3481</text:p>
          </table:table-cell>
          <table:table-cell table:formula="of:=[.C36]-[.D36]/1000" office:value-type="float" office:value="470.979">
            <text:p>470.979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72.51">
            <text:p>472.51</text:p>
          </table:table-cell>
          <table:table-cell office:value-type="float" office:value="509">
            <text:p>509</text:p>
          </table:table-cell>
          <table:table-cell table:formula="of:=[.C37]-[.D37]/1000" office:value-type="float" office:value="472.001">
            <text:p>472.001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79.88">
            <text:p>479.88</text:p>
          </table:table-cell>
          <table:table-cell office:value-type="float" office:value="501">
            <text:p>501</text:p>
          </table:table-cell>
          <table:table-cell table:formula="of:=[.C38]-[.D38]/1000" office:value-type="float" office:value="479.379">
            <text:p>479.379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36.48">
            <text:p>436.48</text:p>
          </table:table-cell>
          <table:table-cell office:value-type="float" office:value="479">
            <text:p>479</text:p>
          </table:table-cell>
          <table:table-cell table:formula="of:=[.C39]-[.D39]/1000" office:value-type="float" office:value="436.001">
            <text:p>436.001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82.68">
            <text:p>482.68</text:p>
          </table:table-cell>
          <table:table-cell office:value-type="float" office:value="3490">
            <text:p>3490</text:p>
          </table:table-cell>
          <table:table-cell table:formula="of:=[.C40]-[.D40]/1000" office:value-type="float" office:value="479.19">
            <text:p>479.19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91.06">
            <text:p>491.06</text:p>
          </table:table-cell>
          <table:table-cell office:value-type="float" office:value="3440">
            <text:p>3440</text:p>
          </table:table-cell>
          <table:table-cell table:formula="of:=[.C41]-[.D41]/1000" office:value-type="float" office:value="487.62">
            <text:p>487.62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78.46">
            <text:p>478.46</text:p>
          </table:table-cell>
          <table:table-cell office:value-type="float" office:value="1507">
            <text:p>1507</text:p>
          </table:table-cell>
          <table:table-cell table:formula="of:=[.C42]-[.D42]/1000" office:value-type="float" office:value="476.953">
            <text:p>476.953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82.29">
            <text:p>482.29</text:p>
          </table:table-cell>
          <table:table-cell office:value-type="float" office:value="1476">
            <text:p>1476</text:p>
          </table:table-cell>
          <table:table-cell table:formula="of:=[.C43]-[.D43]/1000" office:value-type="float" office:value="480.814">
            <text:p>480.814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78.95">
            <text:p>478.95</text:p>
          </table:table-cell>
          <table:table-cell office:value-type="float" office:value="4350">
            <text:p>4350</text:p>
          </table:table-cell>
          <table:table-cell table:formula="of:=[.C44]-[.D44]/1000" office:value-type="float" office:value="474.6">
            <text:p>474.6</text:p>
          </table:table-cell>
          <table:table-cell table:number-columns-repeated="9"/>
        </table:table-row>
        <table:table-row table:style-name="ro2">
          <table:table-cell/>
          <table:table-cell table:style-name="ce8" office:value-type="float" office:value="8">
            <text:p>8</text:p>
          </table:table-cell>
          <table:table-cell table:style-name="ce8" office:value-type="float" office:value="437.1">
            <text:p>437.1</text:p>
          </table:table-cell>
          <table:table-cell table:style-name="ce8" office:value-type="float" office:value="498">
            <text:p>498</text:p>
          </table:table-cell>
          <table:table-cell table:style-name="ce5" table:formula="of:=[.C45]-[.D45]/1000" office:value-type="float" office:value="436.602">
            <text:p>436.602</text:p>
          </table:table-cell>
          <table:table-cell table:number-columns-repeated="6"/>
          <table:table-cell table:style-name="ce1" office:value-type="string">
            <text:p>*Note: <text:span text:style-name="T1">Compare 8W, 8C from this batch to the one used for barriers, and you'll see that </text:span></text:p>
          </table:table-cell>
          <table:table-cell table:number-columns-repeated="2"/>
        </table:table-row>
        <table:table-row table:style-name="ro2">
          <table:table-cell/>
          <table:table-cell table:style-name="ce9" office:value-type="float" office:value="10">
            <text:p>10</text:p>
          </table:table-cell>
          <table:table-cell table:style-name="ce9" office:value-type="float" office:value="550.88">
            <text:p>550.88</text:p>
          </table:table-cell>
          <table:table-cell table:style-name="ce10" office:value-type="float" office:value="419">
            <text:p>419</text:p>
          </table:table-cell>
          <table:table-cell table:style-name="ce2" table:formula="of:=[.C46]-[.D46]/1000" office:value-type="float" office:value="550.461">
            <text:p>550.461</text:p>
          </table:table-cell>
          <table:table-cell/>
          <table:table-cell table:style-name="ce23" table:formula="of:=AVERAGE([.E46:.E51])" office:value-type="float" office:value="547.593333333333">
            <text:p>547.59</text:p>
          </table:table-cell>
          <table:table-cell table:style-name="ce23" table:formula="of:=STDEV([.E46:.E51])" office:value-type="float" office:value="3.64777382339786">
            <text:p>3.65</text:p>
          </table:table-cell>
          <table:table-cell table:number-columns-repeated="3"/>
          <table:table-cell office:value-type="string">
            <text:p><text:s text:c="10"/>there's ~20s difference. This is because the latter tests were done after the workshop.</text:p>
          </table:table-cell>
          <table:table-cell table:number-columns-repeated="2"/>
        </table:table-row>
        <table:table-row table:style-name="ro2"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540.88">
            <text:p>540.88</text:p>
          </table:table-cell>
          <table:table-cell office:value-type="float" office:value="443">
            <text:p>443</text:p>
          </table:table-cell>
          <table:table-cell table:style-name="ce7" table:formula="of:=[.C47]-[.D47]/1000" office:value-type="float" office:value="540.437">
            <text:p>540.437</text:p>
          </table:table-cell>
          <table:table-cell table:number-columns-repeated="2"/>
          <table:table-cell table:style-name="ce30" table:formula="of:=[.H46]/[.G46]" office:value-type="percentage" office:value="0.00666146499847428">
            <text:p>0.67%</text:p>
          </table:table-cell>
          <table:table-cell table:number-columns-repeated="3"/>
          <table:table-cell office:value-type="string">
            <text:p><text:s text:c="10"/>It represents the kind of error we're dealing with when measuring performance.</text:p>
          </table:table-cell>
          <table:table-cell table:number-columns-repeated="2"/>
        </table:table-row>
        <table:table-row table:style-name="ro2"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553.26">
            <text:p>553.26</text:p>
          </table:table-cell>
          <table:table-cell table:style-name="ce10" office:value-type="float" office:value="3451">
            <text:p>3451</text:p>
          </table:table-cell>
          <table:table-cell table:style-name="ce7" table:formula="of:=[.C48]-[.D48]/1000" office:value-type="float" office:value="549.809">
            <text:p>549.809</text:p>
          </table:table-cell>
          <table:table-cell table:number-columns-repeated="9"/>
        </table:table-row>
        <table:table-row table:style-name="ro2"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549.98">
            <text:p>549.98</text:p>
          </table:table-cell>
          <table:table-cell table:style-name="ce10" office:value-type="float" office:value="1550">
            <text:p>1550</text:p>
          </table:table-cell>
          <table:table-cell table:style-name="ce7" table:formula="of:=[.C49]-[.D49]/1000" office:value-type="float" office:value="548.43">
            <text:p>548.43</text:p>
          </table:table-cell>
          <table:table-cell table:number-columns-repeated="9"/>
        </table:table-row>
        <table:table-row table:style-name="ro2">
          <table:table-cell/>
          <table:table-cell table:style-name="ce10" office:value-type="float" office:value="10">
            <text:p>10</text:p>
          </table:table-cell>
          <table:table-cell table:style-name="ce10" office:value-type="float" office:value="551.12">
            <text:p>551.12</text:p>
          </table:table-cell>
          <table:table-cell table:style-name="ce10" office:value-type="float" office:value="3509">
            <text:p>3509</text:p>
          </table:table-cell>
          <table:table-cell table:style-name="ce7" table:formula="of:=[.C50]-[.D50]/1000" office:value-type="float" office:value="547.611">
            <text:p>547.611</text:p>
          </table:table-cell>
          <table:table-cell table:number-columns-repeated="9"/>
        </table:table-row>
        <table:table-row table:style-name="ro2">
          <table:table-cell/>
          <table:table-cell table:style-name="ce8" office:value-type="float" office:value="10">
            <text:p>10</text:p>
          </table:table-cell>
          <table:table-cell table:style-name="ce8" office:value-type="float" office:value="549.34">
            <text:p>549.34</text:p>
          </table:table-cell>
          <table:table-cell table:style-name="ce8" office:value-type="float" office:value="528">
            <text:p>528</text:p>
          </table:table-cell>
          <table:table-cell table:style-name="ce5" table:formula="of:=[.C51]-[.D51]/1000" office:value-type="float" office:value="548.812">
            <text:p>548.812</text:p>
          </table:table-cell>
          <table:table-cell table:number-columns-repeated="9"/>
        </table:table-row>
        <table:table-row table:style-name="ro2">
          <table:table-cell/>
          <table:table-cell table:style-name="ce10" office:value-type="float" office:value="13">
            <text:p>13</text:p>
          </table:table-cell>
          <table:table-cell table:style-name="ce10" office:value-type="float" office:value="537.61">
            <text:p>537.61</text:p>
          </table:table-cell>
          <table:table-cell table:style-name="ce10" office:value-type="float" office:value="521">
            <text:p>521</text:p>
          </table:table-cell>
          <table:table-cell table:formula="of:=[.C52]-[.D52]/1000" office:value-type="float" office:value="537.089">
            <text:p>537.089</text:p>
          </table:table-cell>
          <table:table-cell/>
          <table:table-cell table:style-name="ce23" table:formula="of:=AVERAGE([.E52:.E57])" office:value-type="float" office:value="536.5885">
            <text:p>536.59</text:p>
          </table:table-cell>
          <table:table-cell table:style-name="ce23" table:formula="of:=STDEV([.E52:.E57])" office:value-type="float" office:value="1.07668746625934">
            <text:p>1.08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float" office:value="13">
            <text:p>13</text:p>
          </table:table-cell>
          <table:table-cell table:style-name="ce10" office:value-type="float" office:value="539.37">
            <text:p>539.37</text:p>
          </table:table-cell>
          <table:table-cell table:style-name="ce10" office:value-type="float" office:value="3432">
            <text:p>3432</text:p>
          </table:table-cell>
          <table:table-cell table:formula="of:=[.C53]-[.D53]/1000" office:value-type="float" office:value="535.938">
            <text:p>535.938</text:p>
          </table:table-cell>
          <table:table-cell table:number-columns-repeated="2"/>
          <table:table-cell table:style-name="ce30" table:formula="of:=[.H52]/[.G52]" office:value-type="percentage" office:value="0.00200654219436186">
            <text:p>0.20%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float" office:value="13">
            <text:p>13</text:p>
          </table:table-cell>
          <table:table-cell table:style-name="ce10" office:value-type="float" office:value="535.46">
            <text:p>535.46</text:p>
          </table:table-cell>
          <table:table-cell table:style-name="ce10" office:value-type="float" office:value="441">
            <text:p>441</text:p>
          </table:table-cell>
          <table:table-cell table:formula="of:=[.C54]-[.D54]/1000" office:value-type="float" office:value="535.019">
            <text:p>535.019</text:p>
          </table:table-cell>
          <table:table-cell table:number-columns-repeated="9"/>
        </table:table-row>
        <table:table-row table:style-name="ro2">
          <table:table-cell/>
          <table:table-cell table:style-name="ce10" office:value-type="float" office:value="13">
            <text:p>13</text:p>
          </table:table-cell>
          <table:table-cell table:style-name="ce10" office:value-type="float" office:value="540.59">
            <text:p>540.59</text:p>
          </table:table-cell>
          <table:table-cell table:style-name="ce10" office:value-type="float" office:value="3511">
            <text:p>3511</text:p>
          </table:table-cell>
          <table:table-cell table:formula="of:=[.C55]-[.D55]/1000" office:value-type="float" office:value="537.079">
            <text:p>537.079</text:p>
          </table:table-cell>
          <table:table-cell table:number-columns-repeated="9"/>
        </table:table-row>
        <table:table-row table:style-name="ro2">
          <table:table-cell/>
          <table:table-cell table:style-name="ce10" office:value-type="float" office:value="13">
            <text:p>13</text:p>
          </table:table-cell>
          <table:table-cell table:style-name="ce10" office:value-type="float" office:value="536.72">
            <text:p>536.72</text:p>
          </table:table-cell>
          <table:table-cell table:style-name="ce10" office:value-type="float" office:value="429">
            <text:p>429</text:p>
          </table:table-cell>
          <table:table-cell table:formula="of:=[.C56]-[.D56]/1000" office:value-type="float" office:value="536.291">
            <text:p>536.291</text:p>
          </table:table-cell>
          <table:table-cell table:number-columns-repeated="9"/>
        </table:table-row>
        <table:table-row table:style-name="ro2">
          <table:table-cell/>
          <table:table-cell table:style-name="ce8" office:value-type="float" office:value="13">
            <text:p>13</text:p>
          </table:table-cell>
          <table:table-cell table:style-name="ce8" office:value-type="float" office:value="545.68">
            <text:p>545.68</text:p>
          </table:table-cell>
          <table:table-cell table:style-name="ce8" office:value-type="float" office:value="7565">
            <text:p>7565</text:p>
          </table:table-cell>
          <table:table-cell table:style-name="ce5" table:formula="of:=[.C57]-[.D57]/1000" office:value-type="float" office:value="538.115">
            <text:p>538.115</text:p>
          </table:table-cell>
          <table:table-cell table:number-columns-repeated="9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24.94">
            <text:p>524.94</text:p>
          </table:table-cell>
          <table:table-cell office:value-type="float" office:value="404">
            <text:p>404</text:p>
          </table:table-cell>
          <table:table-cell table:formula="of:=[.C58]-[.D58]/1000" office:value-type="float" office:value="524.536">
            <text:p>524.536</text:p>
          </table:table-cell>
          <table:table-cell/>
          <table:table-cell table:style-name="ce23" table:formula="of:=AVERAGE([.E58:.E65])" office:value-type="float" office:value="504.922125">
            <text:p>504.92</text:p>
          </table:table-cell>
          <table:table-cell table:style-name="ce23" table:formula="of:=STDEV([.E58:.E65])" office:value-type="float" office:value="23.7679608923892">
            <text:p>23.77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31.27">
            <text:p>531.27</text:p>
          </table:table-cell>
          <table:table-cell office:value-type="float" office:value="484">
            <text:p>484</text:p>
          </table:table-cell>
          <table:table-cell table:formula="of:=[.C59]-[.D59]/1000" office:value-type="float" office:value="530.786">
            <text:p>530.786</text:p>
          </table:table-cell>
          <table:table-cell table:number-columns-repeated="2"/>
          <table:table-cell table:style-name="ce30" table:formula="of:=[.H58]/[.G58]" office:value-type="percentage" office:value="0.0470725280505171">
            <text:p>4.71%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484.15">
            <text:p>484.15</text:p>
          </table:table-cell>
          <table:table-cell office:value-type="float" office:value="482">
            <text:p>482</text:p>
          </table:table-cell>
          <table:table-cell table:formula="of:=[.C60]-[.D60]/1000" office:value-type="float" office:value="483.668">
            <text:p>483.668</text:p>
          </table:table-cell>
          <table:table-cell table:number-columns-repeated="9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28.37">
            <text:p>528.37</text:p>
          </table:table-cell>
          <table:table-cell office:value-type="float" office:value="481">
            <text:p>481</text:p>
          </table:table-cell>
          <table:table-cell table:formula="of:=[.C61]-[.D61]/1000" office:value-type="float" office:value="527.889">
            <text:p>527.889</text:p>
          </table:table-cell>
          <table:table-cell table:number-columns-repeated="9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483.85">
            <text:p>483.85</text:p>
          </table:table-cell>
          <table:table-cell office:value-type="float" office:value="3488">
            <text:p>3488</text:p>
          </table:table-cell>
          <table:table-cell table:formula="of:=[.C62]-[.D62]/1000" office:value-type="float" office:value="480.362">
            <text:p>480.362</text:p>
          </table:table-cell>
          <table:table-cell table:number-columns-repeated="9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485.03">
            <text:p>485.03</text:p>
          </table:table-cell>
          <table:table-cell office:value-type="float" office:value="1495">
            <text:p>1495</text:p>
          </table:table-cell>
          <table:table-cell table:formula="of:=[.C63]-[.D63]/1000" office:value-type="float" office:value="483.535">
            <text:p>483.535</text:p>
          </table:table-cell>
          <table:table-cell table:number-columns-repeated="9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26.52">
            <text:p>526.52</text:p>
          </table:table-cell>
          <table:table-cell office:value-type="float" office:value="1481">
            <text:p>1481</text:p>
          </table:table-cell>
          <table:table-cell table:formula="of:=[.C64]-[.D64]/1000" office:value-type="float" office:value="525.039">
            <text:p>525.039</text:p>
          </table:table-cell>
          <table:table-cell table:number-columns-repeated="9"/>
        </table:table-row>
        <table:table-row table:style-name="ro2">
          <table:table-cell/>
          <table:table-cell table:style-name="ce8" office:value-type="float" office:value="16">
            <text:p>16</text:p>
          </table:table-cell>
          <table:table-cell table:style-name="ce8" office:value-type="float" office:value="484.04">
            <text:p>484.04</text:p>
          </table:table-cell>
          <table:table-cell table:style-name="ce8" office:value-type="float" office:value="478">
            <text:p>478</text:p>
          </table:table-cell>
          <table:table-cell table:style-name="ce5" table:formula="of:=[.C65]-[.D65]/1000" office:value-type="float" office:value="483.562">
            <text:p>483.562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546.27">
            <text:p>546.27</text:p>
          </table:table-cell>
          <table:table-cell office:value-type="float" office:value="478">
            <text:p>478</text:p>
          </table:table-cell>
          <table:table-cell table:formula="of:=[.C66]-[.D66]/1000" office:value-type="float" office:value="545.792">
            <text:p>545.792</text:p>
          </table:table-cell>
          <table:table-cell/>
          <table:table-cell table:style-name="ce23" table:formula="of:=AVERAGE([.E66:.E72])" office:value-type="float" office:value="567.145285714286">
            <text:p>567.15</text:p>
          </table:table-cell>
          <table:table-cell table:style-name="ce23" table:formula="of:=STDEV([.E66:.E72])" office:value-type="float" office:value="19.1333265335146">
            <text:p>19.13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559.24">
            <text:p>559.24</text:p>
          </table:table-cell>
          <table:table-cell office:value-type="float" office:value="484">
            <text:p>484</text:p>
          </table:table-cell>
          <table:table-cell table:formula="of:=[.C67]-[.D67]/1000" office:value-type="float" office:value="558.756">
            <text:p>558.756</text:p>
          </table:table-cell>
          <table:table-cell table:number-columns-repeated="2"/>
          <table:table-cell table:style-name="ce30" table:formula="of:=[.H66]/[.G66]" office:value-type="percentage" office:value="0.0337361995514383">
            <text:p>3.37%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556.62">
            <text:p>556.62</text:p>
          </table:table-cell>
          <table:table-cell office:value-type="float" office:value="500">
            <text:p>500</text:p>
          </table:table-cell>
          <table:table-cell table:formula="of:=[.C68]-[.D68]/1000" office:value-type="float" office:value="556.12">
            <text:p>556.12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591.1">
            <text:p>591.1</text:p>
          </table:table-cell>
          <table:table-cell office:value-type="float" office:value="3500">
            <text:p>3500</text:p>
          </table:table-cell>
          <table:table-cell table:formula="of:=[.C69]-[.D69]/1000" office:value-type="float" office:value="587.6">
            <text:p>587.6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551.71">
            <text:p>551.71</text:p>
          </table:table-cell>
          <table:table-cell office:value-type="float" office:value="3510">
            <text:p>3510</text:p>
          </table:table-cell>
          <table:table-cell table:formula="of:=[.C70]-[.D70]/1000" office:value-type="float" office:value="548.2">
            <text:p>548.2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590.85">
            <text:p>590.85</text:p>
          </table:table-cell>
          <table:table-cell office:value-type="float" office:value="3495">
            <text:p>3495</text:p>
          </table:table-cell>
          <table:table-cell table:formula="of:=[.C71]-[.D71]/1000" office:value-type="float" office:value="587.355">
            <text:p>587.355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586.61">
            <text:p>586.61</text:p>
          </table:table-cell>
          <table:table-cell office:value-type="float" office:value="416">
            <text:p>416</text:p>
          </table:table-cell>
          <table:table-cell table:formula="of:=[.C72]-[.D72]/1000" office:value-type="float" office:value="586.194">
            <text:p>586.194</text:p>
          </table:table-cell>
          <table:table-cell table:number-columns-repeated="9"/>
        </table:table-row>
        <table:table-row table:style-name="ro2">
          <table:table-cell/>
          <table:table-cell table:style-name="ce9" office:value-type="float" office:value="1000">
            <text:p>1000</text:p>
          </table:table-cell>
          <table:table-cell table:style-name="ce9" office:value-type="float" office:value="799.33">
            <text:p>799.33</text:p>
          </table:table-cell>
          <table:table-cell table:style-name="ce9" office:value-type="float" office:value="519">
            <text:p>519</text:p>
          </table:table-cell>
          <table:table-cell table:style-name="ce2" table:formula="of:=[.C73]-[.D73]/1000" office:value-type="float" office:value="798.811">
            <text:p>798.811</text:p>
          </table:table-cell>
          <table:table-cell/>
          <table:table-cell table:style-name="ce23" table:formula="of:=AVERAGE([.E73:.E78])" office:value-type="float" office:value="817.274333333333">
            <text:p>817.27</text:p>
          </table:table-cell>
          <table:table-cell table:style-name="ce23" table:formula="of:=STDEV([.E73:.E78])" office:value-type="float" office:value="22.7180530474481">
            <text:p>22.7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843.86">
            <text:p>843.86</text:p>
          </table:table-cell>
          <table:table-cell office:value-type="float" office:value="1452">
            <text:p>1452</text:p>
          </table:table-cell>
          <table:table-cell table:style-name="ce7" table:formula="of:=[.C74]-[.D74]/1000" office:value-type="float" office:value="842.408">
            <text:p>842.408</text:p>
          </table:table-cell>
          <table:table-cell table:number-columns-repeated="2"/>
          <table:table-cell table:style-name="ce30" table:formula="of:=[.H73]/[.G73]" office:value-type="percentage" office:value="0.0277973406491188">
            <text:p>2.78%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853.83">
            <text:p>853.83</text:p>
          </table:table-cell>
          <table:table-cell office:value-type="float" office:value="7255">
            <text:p>7255</text:p>
          </table:table-cell>
          <table:table-cell table:style-name="ce7" table:formula="of:=[.C75]-[.D75]/1000" office:value-type="float" office:value="846.575">
            <text:p>846.575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816.24">
            <text:p>816.24</text:p>
          </table:table-cell>
          <table:table-cell office:value-type="float" office:value="1557">
            <text:p>1557</text:p>
          </table:table-cell>
          <table:table-cell table:style-name="ce7" table:formula="of:=[.C76]-[.D76]/1000" office:value-type="float" office:value="814.683">
            <text:p>814.683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791.47">
            <text:p>791.47</text:p>
          </table:table-cell>
          <table:table-cell office:value-type="float" office:value="519">
            <text:p>519</text:p>
          </table:table-cell>
          <table:table-cell table:style-name="ce7" table:formula="of:=[.C77]-[.D77]/1000" office:value-type="float" office:value="790.951">
            <text:p>790.951</text:p>
          </table:table-cell>
          <table:table-cell table:number-columns-repeated="9"/>
        </table:table-row>
        <table:table-row table:style-name="ro2">
          <table:table-cell/>
          <table:table-cell table:style-name="ce8" office:value-type="float" office:value="1000">
            <text:p>1000</text:p>
          </table:table-cell>
          <table:table-cell table:style-name="ce8" office:value-type="float" office:value="810.71">
            <text:p>810.71</text:p>
          </table:table-cell>
          <table:table-cell table:style-name="ce8" office:value-type="float" office:value="492">
            <text:p>492</text:p>
          </table:table-cell>
          <table:table-cell table:style-name="ce5" table:formula="of:=[.C78]-[.D78]/1000" office:value-type="float" office:value="810.218">
            <text:p>810.218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ce32" office:value-type="string">
            <text:p>*Note: <text:s/></text:p>
          </table:table-cell>
          <table:table-cell office:value-type="string">
            <text:p>Running with 16 worker threads on 8 cores is very</text:p>
          </table:table-cell>
          <table:table-cell/>
        </table:table-row>
        <table:table-row table:style-name="ro1">
          <table:table-cell/>
          <table:table-cell table:style-name="ce6" office:value-type="string">
            <text:p>Using 8 Worker Threads and Varying the Number of Cores (Single Group, Output Disabled, 40k Agents, 1 min. Run)</text:p>
          </table:table-cell>
          <table:table-cell table:number-columns-repeated="2"/>
          <table:table-cell table:style-name="Default"/>
          <table:table-cell table:number-columns-repeated="7"/>
          <table:table-cell office:value-type="string">
            <text:p>slow (~98s). Running 3 workers on 3 cores seems 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>
            <text:p>Database</text:p>
          </table:table-cell>
          <table:table-cell table:style-name="Default"/>
          <table:table-cell table:number-columns-repeated="7"/>
          <table:table-cell office:value-type="string">
            <text:p>about as fast as 8 workers on 3 cores.</text:p>
          </table:table-cell>
          <table:table-cell/>
        </table:table-row>
        <table:table-row table:style-name="ro1">
          <table:table-cell/>
          <table:table-cell table:style-name="ce1" office:value-type="string">
            <text:p>Cores</text:p>
          </table:table-cell>
          <table:table-cell table:style-name="ce1" office:value-type="string">
            <text:p>Total Time (s)</text:p>
          </table:table-cell>
          <table:table-cell table:style-name="ce1" office:value-type="string">
            <text:p>Lookup (ms)</text:p>
          </table:table-cell>
          <table:table-cell table:style-name="ce1" office:value-type="string">
            <text:p>Actual Time (s)</text:p>
          </table:table-cell>
          <table:table-cell table:style-name="ce1"/>
          <table:table-cell table:style-name="ce1" office:value-type="string">
            <text:p>Mean</text:p>
          </table:table-cell>
          <table:table-cell table:style-name="ce1" office:value-type="string">
            <text:p>Stdev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STDEV</text:p>
          </table:table-cell>
          <table:table-cell table:style-name="ce1" office:value-type="string">
            <text:p>Y-STDEV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98.29">
            <text:p>98.29</text:p>
          </table:table-cell>
          <table:table-cell office:value-type="float" office:value="4464">
            <text:p>4464</text:p>
          </table:table-cell>
          <table:table-cell table:formula="of:=[.C84]-[.D84]/1000" office:value-type="float" office:value="93.826">
            <text:p>93.826</text:p>
          </table:table-cell>
          <table:table-cell/>
          <table:table-cell table:style-name="ce23" table:formula="of:=AVERAGE([.E84:.E89])" office:value-type="float" office:value="93.0568333333333">
            <text:p>93.06</text:p>
          </table:table-cell>
          <table:table-cell table:style-name="ce23" table:formula="of:=STDEV([.E84:.E89])" office:value-type="float" office:value="0.543894628275245">
            <text:p>0.54</text:p>
          </table:table-cell>
          <table:table-cell/>
          <table:table-cell table:formula="of:=[.B84]" office:value-type="float" office:value="1">
            <text:p>1</text:p>
          </table:table-cell>
          <table:table-cell table:style-name="ce23" table:formula="of:=[.G84]" office:value-type="float" office:value="93.0568333333333">
            <text:p>93.06</text:p>
          </table:table-cell>
          <table:table-cell table:formula="of:=[.H84]" office:value-type="float" office:value="0.543894628275245">
            <text:p>0.5438946283</text:p>
          </table:table-cell>
          <table:table-cell table:formula="of:=[.K84]-[.L84]" office:value-type="float" office:value="92.5129387050581">
            <text:p>92.5129387051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94.48">
            <text:p>94.48</text:p>
          </table:table-cell>
          <table:table-cell office:value-type="float" office:value="1430">
            <text:p>1430</text:p>
          </table:table-cell>
          <table:table-cell table:formula="of:=[.C85]-[.D85]/1000" office:value-type="float" office:value="93.05">
            <text:p>93.05</text:p>
          </table:table-cell>
          <table:table-cell table:number-columns-repeated="2"/>
          <table:table-cell table:style-name="ce30" table:formula="of:=[.H84]/[.G84]" office:value-type="percentage" office:value="0.0058447575400185">
            <text:p>0.58%</text:p>
          </table:table-cell>
          <table:table-cell/>
          <table:table-cell table:formula="of:=[.B90]" office:value-type="float" office:value="2">
            <text:p>2</text:p>
          </table:table-cell>
          <table:table-cell table:style-name="ce23" table:formula="of:=[.G90]" office:value-type="float" office:value="85.8031666666667">
            <text:p>85.80</text:p>
          </table:table-cell>
          <table:table-cell table:formula="of:=[.H90]" office:value-type="float" office:value="1.7044648915911">
            <text:p>1.7044648916</text:p>
          </table:table-cell>
          <table:table-cell table:formula="of:=[.K85]-[.L85]" office:value-type="float" office:value="84.0987017750756">
            <text:p>84.0987017751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94.52">
            <text:p>94.52</text:p>
          </table:table-cell>
          <table:table-cell office:value-type="float" office:value="1434">
            <text:p>1434</text:p>
          </table:table-cell>
          <table:table-cell table:formula="of:=[.C86]-[.D86]/1000" office:value-type="float" office:value="93.086">
            <text:p>93.086</text:p>
          </table:table-cell>
          <table:table-cell table:number-columns-repeated="4"/>
          <table:table-cell table:formula="of:=[.B96]" office:value-type="float" office:value="3">
            <text:p>3</text:p>
          </table:table-cell>
          <table:table-cell table:style-name="ce23" table:formula="of:=[.G96]" office:value-type="float" office:value="82.3593333333333">
            <text:p>82.36</text:p>
          </table:table-cell>
          <table:table-cell table:formula="of:=[.H96]" office:value-type="float" office:value="0.544885553732769">
            <text:p>0.5448855537</text:p>
          </table:table-cell>
          <table:table-cell table:formula="of:=[.K86]-[.L86]" office:value-type="float" office:value="81.8144477796006">
            <text:p>81.8144477796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94.86">
            <text:p>94.86</text:p>
          </table:table-cell>
          <table:table-cell office:value-type="float" office:value="1465">
            <text:p>1465</text:p>
          </table:table-cell>
          <table:table-cell table:formula="of:=[.C87]-[.D87]/1000" office:value-type="float" office:value="93.395">
            <text:p>93.395</text:p>
          </table:table-cell>
          <table:table-cell table:number-columns-repeated="4"/>
          <table:table-cell table:formula="of:=[.B102]" office:value-type="float" office:value="4">
            <text:p>4</text:p>
          </table:table-cell>
          <table:table-cell table:style-name="ce26" table:formula="of:=[.G102]" office:value-type="float" office:value="79.2683333333333">
            <text:p>79.27</text:p>
          </table:table-cell>
          <table:table-cell table:formula="of:=[.H102]" office:value-type="float" office:value="0.455459182217977">
            <text:p>0.4554591822</text:p>
          </table:table-cell>
          <table:table-cell table:formula="of:=[.K87]-[.L87]" office:value-type="float" office:value="78.8128741511154">
            <text:p>78.8128741511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96.62">
            <text:p>96.62</text:p>
          </table:table-cell>
          <table:table-cell office:value-type="float" office:value="4387">
            <text:p>4387</text:p>
          </table:table-cell>
          <table:table-cell table:formula="of:=[.C88]-[.D88]/1000" office:value-type="float" office:value="92.233">
            <text:p>92.233</text:p>
          </table:table-cell>
          <table:table-cell table:number-columns-repeated="4"/>
          <table:table-cell table:formula="of:=[.B108]" office:value-type="float" office:value="5">
            <text:p>5</text:p>
          </table:table-cell>
          <table:table-cell table:style-name="ce23" table:formula="of:=[.G108]" office:value-type="float" office:value="79.375">
            <text:p>79.38</text:p>
          </table:table-cell>
          <table:table-cell table:formula="of:=[.H108]" office:value-type="float" office:value="0.519800923431266">
            <text:p>0.5198009234</text:p>
          </table:table-cell>
          <table:table-cell table:formula="of:=[.K88]-[.L88]" office:value-type="float" office:value="78.8551990765687">
            <text:p>78.8551990766</text:p>
          </table:table-cell>
          <table:table-cell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float" office:value="94.22">
            <text:p>94.22</text:p>
          </table:table-cell>
          <table:table-cell table:style-name="ce5" office:value-type="float" office:value="1469">
            <text:p>1469</text:p>
          </table:table-cell>
          <table:table-cell table:style-name="ce5" table:formula="of:=[.C89]-[.D89]/1000" office:value-type="float" office:value="92.751">
            <text:p>92.751</text:p>
          </table:table-cell>
          <table:table-cell table:number-columns-repeated="4"/>
          <table:table-cell table:formula="of:=[.B113]" office:value-type="float" office:value="6">
            <text:p>6</text:p>
          </table:table-cell>
          <table:table-cell table:style-name="ce26" table:formula="of:=[.G113]" office:value-type="float" office:value="78.6902">
            <text:p>78.69</text:p>
          </table:table-cell>
          <table:table-cell table:formula="of:=[.H113]" office:value-type="float" office:value="0.138078600804036">
            <text:p>0.1380786008</text:p>
          </table:table-cell>
          <table:table-cell table:formula="of:=[.K89]-[.L89]" office:value-type="float" office:value="78.552121399196">
            <text:p>78.5521213992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88.14">
            <text:p>88.14</text:p>
          </table:table-cell>
          <table:table-cell office:value-type="float" office:value="1457">
            <text:p>1457</text:p>
          </table:table-cell>
          <table:table-cell table:formula="of:=[.C90]-[.D90]/1000" office:value-type="float" office:value="86.683">
            <text:p>86.683</text:p>
          </table:table-cell>
          <table:table-cell/>
          <table:table-cell table:style-name="ce23" table:formula="of:=AVERAGE([.E90:.E95])" office:value-type="float" office:value="85.8031666666667">
            <text:p>85.80</text:p>
          </table:table-cell>
          <table:table-cell table:style-name="ce23" table:formula="of:=STDEV([.E90:.E95])" office:value-type="float" office:value="1.7044648915911">
            <text:p>1.70</text:p>
          </table:table-cell>
          <table:table-cell/>
          <table:table-cell table:formula="of:=[.B119]" office:value-type="float" office:value="7">
            <text:p>7</text:p>
          </table:table-cell>
          <table:table-cell table:style-name="ce26" table:formula="of:=[.G119]" office:value-type="float" office:value="77.6156">
            <text:p>77.62</text:p>
          </table:table-cell>
          <table:table-cell table:formula="of:=[.H119]" office:value-type="float" office:value="0.454651844821944">
            <text:p>0.4546518448</text:p>
          </table:table-cell>
          <table:table-cell table:formula="of:=[.K90]-[.L90]" office:value-type="float" office:value="77.1609481551781">
            <text:p>77.1609481552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90.77">
            <text:p>90.77</text:p>
          </table:table-cell>
          <table:table-cell office:value-type="float" office:value="4451">
            <text:p>4451</text:p>
          </table:table-cell>
          <table:table-cell table:formula="of:=[.C91]-[.D91]/1000" office:value-type="float" office:value="86.319">
            <text:p>86.319</text:p>
          </table:table-cell>
          <table:table-cell table:number-columns-repeated="2"/>
          <table:table-cell table:style-name="ce30" table:formula="of:=[.H90]/[.G90]" office:value-type="percentage" office:value="0.0198648250152901">
            <text:p>1.99%</text:p>
          </table:table-cell>
          <table:table-cell/>
          <table:table-cell table:formula="of:=[.B125]" office:value-type="float" office:value="8">
            <text:p>8</text:p>
          </table:table-cell>
          <table:table-cell table:style-name="ce23" table:formula="of:=[.G125]" office:value-type="float" office:value="75.045">
            <text:p>75.05</text:p>
          </table:table-cell>
          <table:table-cell table:formula="of:=[.H125]" office:value-type="float" office:value="0.321866431924793">
            <text:p>0.3218664319</text:p>
          </table:table-cell>
          <table:table-cell table:formula="of:=[.K91]-[.L91]" office:value-type="float" office:value="74.7231335680752">
            <text:p>74.723133568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87.53">
            <text:p>87.53</text:p>
          </table:table-cell>
          <table:table-cell office:value-type="float" office:value="1430">
            <text:p>1430</text:p>
          </table:table-cell>
          <table:table-cell table:formula="of:=[.C92]-[.D92]/1000" office:value-type="float" office:value="86.1">
            <text:p>86.1</text:p>
          </table:table-cell>
          <table:table-cell table:number-columns-repeated="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88.44">
            <text:p>88.44</text:p>
          </table:table-cell>
          <table:table-cell office:value-type="float" office:value="1366">
            <text:p>1366</text:p>
          </table:table-cell>
          <table:table-cell table:formula="of:=[.C93]-[.D93]/1000" office:value-type="float" office:value="87.074">
            <text:p>87.074</text:p>
          </table:table-cell>
          <table:table-cell table:number-columns-repeated="9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86.85">
            <text:p>86.85</text:p>
          </table:table-cell>
          <table:table-cell office:value-type="float" office:value="4451">
            <text:p>4451</text:p>
          </table:table-cell>
          <table:table-cell table:formula="of:=[.C94]-[.D94]/1000" office:value-type="float" office:value="82.399">
            <text:p>82.399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90.68">
            <text:p>90.68</text:p>
          </table:table-cell>
          <table:table-cell table:style-name="ce5" office:value-type="float" office:value="4436">
            <text:p>4436</text:p>
          </table:table-cell>
          <table:table-cell table:style-name="ce5" table:formula="of:=[.C95]-[.D95]/1000" office:value-type="float" office:value="86.244">
            <text:p>86.244</text:p>
          </table:table-cell>
          <table:table-cell table:number-columns-repeated="9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84.21">
            <text:p>84.21</text:p>
          </table:table-cell>
          <table:table-cell office:value-type="float" office:value="1416">
            <text:p>1416</text:p>
          </table:table-cell>
          <table:table-cell table:formula="of:=[.C96]-[.D96]/1000" office:value-type="float" office:value="82.794">
            <text:p>82.794</text:p>
          </table:table-cell>
          <table:table-cell/>
          <table:table-cell table:style-name="ce23" table:formula="of:=AVERAGE([.E96:.E101])" office:value-type="float" office:value="82.3593333333333">
            <text:p>82.36</text:p>
          </table:table-cell>
          <table:table-cell table:style-name="ce23" table:formula="of:=STDEV([.E96:.E101])" office:value-type="float" office:value="0.544885553732769">
            <text:p>0.5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83.68">
            <text:p>83.68</text:p>
          </table:table-cell>
          <table:table-cell office:value-type="float" office:value="1439">
            <text:p>1439</text:p>
          </table:table-cell>
          <table:table-cell table:formula="of:=[.C97]-[.D97]/1000" office:value-type="float" office:value="82.241">
            <text:p>82.241</text:p>
          </table:table-cell>
          <table:table-cell table:number-columns-repeated="2"/>
          <table:table-cell table:style-name="ce30" table:formula="of:=[.H96]/[.G96]" office:value-type="percentage" office:value="0.00661595391414171">
            <text:p>0.66%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87.06">
            <text:p>87.06</text:p>
          </table:table-cell>
          <table:table-cell office:value-type="float" office:value="4372">
            <text:p>4372</text:p>
          </table:table-cell>
          <table:table-cell table:formula="of:=[.C98]-[.D98]/1000" office:value-type="float" office:value="82.688">
            <text:p>82.688</text:p>
          </table:table-cell>
          <table:table-cell table:number-columns-repeated="9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84.4">
            <text:p>84.4</text:p>
          </table:table-cell>
          <table:table-cell office:value-type="float" office:value="1429">
            <text:p>1429</text:p>
          </table:table-cell>
          <table:table-cell table:formula="of:=[.C99]-[.D99]/1000" office:value-type="float" office:value="82.971">
            <text:p>82.971</text:p>
          </table:table-cell>
          <table:table-cell table:number-columns-repeated="9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83.18">
            <text:p>83.18</text:p>
          </table:table-cell>
          <table:table-cell office:value-type="float" office:value="1379">
            <text:p>1379</text:p>
          </table:table-cell>
          <table:table-cell table:formula="of:=[.C100]-[.D100]/1000" office:value-type="float" office:value="81.801">
            <text:p>81.801</text:p>
          </table:table-cell>
          <table:table-cell table:number-columns-repeated="9"/>
        </table:table-row>
        <table:table-row table:style-name="ro2">
          <table:table-cell/>
          <table:table-cell table:style-name="ce8" office:value-type="float" office:value="3">
            <text:p>3</text:p>
          </table:table-cell>
          <table:table-cell table:style-name="ce8" office:value-type="float" office:value="83.1">
            <text:p>83.1</text:p>
          </table:table-cell>
          <table:table-cell table:style-name="ce8" office:value-type="float" office:value="1439">
            <text:p>1439</text:p>
          </table:table-cell>
          <table:table-cell table:style-name="ce5" table:formula="of:=[.C101]-[.D101]/1000" office:value-type="float" office:value="81.661">
            <text:p>81.661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81.07">
            <text:p>81.07</text:p>
          </table:table-cell>
          <table:table-cell table:style-name="ce10" office:value-type="float" office:value="1469">
            <text:p>1469</text:p>
          </table:table-cell>
          <table:table-cell table:formula="of:=[.C102]-[.D102]/1000" office:value-type="float" office:value="79.601">
            <text:p>79.601</text:p>
          </table:table-cell>
          <table:table-cell/>
          <table:table-cell table:style-name="ce23" table:formula="of:=AVERAGE([.E102:.E107])" office:value-type="float" office:value="79.2683333333333">
            <text:p>79.27</text:p>
          </table:table-cell>
          <table:table-cell table:style-name="ce23" table:formula="of:=STDEV([.E102:.E107])" office:value-type="float" office:value="0.455459182217977">
            <text:p>0.46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80.45">
            <text:p>80.45</text:p>
          </table:table-cell>
          <table:table-cell table:style-name="ce10" office:value-type="float" office:value="1470">
            <text:p>1470</text:p>
          </table:table-cell>
          <table:table-cell table:style-name="ce17" table:formula="of:=[.C103]-[.D103]/1000" office:value-type="float" office:value="78.98">
            <text:p>78.98</text:p>
          </table:table-cell>
          <table:table-cell table:number-columns-repeated="2"/>
          <table:table-cell table:style-name="ce30" table:formula="of:=[.H102]/[.G102]" office:value-type="percentage" office:value="0.00574578981372945">
            <text:p>0.57%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83.3">
            <text:p>83.3</text:p>
          </table:table-cell>
          <table:table-cell table:style-name="ce10" office:value-type="float" office:value="4385">
            <text:p>4385</text:p>
          </table:table-cell>
          <table:table-cell table:style-name="ce17" table:formula="of:=[.C104]-[.D104]/1000" office:value-type="float" office:value="78.915">
            <text:p>78.915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80.73">
            <text:p>80.73</text:p>
          </table:table-cell>
          <table:table-cell table:style-name="ce10" office:value-type="float" office:value="1459">
            <text:p>1459</text:p>
          </table:table-cell>
          <table:table-cell table:style-name="ce17" table:formula="of:=[.C105]-[.D105]/1000" office:value-type="float" office:value="79.271">
            <text:p>79.271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80.3">
            <text:p>80.3</text:p>
          </table:table-cell>
          <table:table-cell table:style-name="ce10" office:value-type="float" office:value="1458">
            <text:p>1458</text:p>
          </table:table-cell>
          <table:table-cell table:style-name="ce17" table:formula="of:=[.C106]-[.D106]/1000" office:value-type="float" office:value="78.842">
            <text:p>78.842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5" office:value-type="float" office:value="81.5">
            <text:p>81.5</text:p>
          </table:table-cell>
          <table:table-cell table:style-name="ce8" office:value-type="float" office:value="1499">
            <text:p>1499</text:p>
          </table:table-cell>
          <table:table-cell table:style-name="ce18" table:formula="of:=[.C107]-[.D107]/1000" office:value-type="float" office:value="80.001">
            <text:p>80.001</text:p>
          </table:table-cell>
          <table:table-cell table:number-columns-repeated="9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0.98">
            <text:p>80.98</text:p>
          </table:table-cell>
          <table:table-cell office:value-type="float" office:value="1442">
            <text:p>1442</text:p>
          </table:table-cell>
          <table:table-cell table:formula="of:=[.C108]-[.D108]/1000" office:value-type="float" office:value="79.538">
            <text:p>79.538</text:p>
          </table:table-cell>
          <table:table-cell/>
          <table:table-cell table:style-name="ce23" table:formula="of:=AVERAGE([.E108:.E112])" office:value-type="float" office:value="79.375">
            <text:p>79.38</text:p>
          </table:table-cell>
          <table:table-cell table:style-name="ce23" table:formula="of:=STDEV([.E108:.E112])" office:value-type="float" office:value="0.519800923431266">
            <text:p>0.52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0.61">
            <text:p>80.61</text:p>
          </table:table-cell>
          <table:table-cell office:value-type="float" office:value="1436">
            <text:p>1436</text:p>
          </table:table-cell>
          <table:table-cell table:formula="of:=[.C109]-[.D109]/1000" office:value-type="float" office:value="79.174">
            <text:p>79.174</text:p>
          </table:table-cell>
          <table:table-cell table:number-columns-repeated="2"/>
          <table:table-cell table:style-name="ce30" table:formula="of:=[.H108]/[.G108]" office:value-type="percentage" office:value="0.00654867305110257">
            <text:p>0.65%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0.03">
            <text:p>80.03</text:p>
          </table:table-cell>
          <table:table-cell office:value-type="float" office:value="1442">
            <text:p>1442</text:p>
          </table:table-cell>
          <table:table-cell table:formula="of:=[.C110]-[.D110]/1000" office:value-type="float" office:value="78.588">
            <text:p>78.588</text:p>
          </table:table-cell>
          <table:table-cell table:number-columns-repeated="9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0.95">
            <text:p>80.95</text:p>
          </table:table-cell>
          <table:table-cell office:value-type="float" office:value="1327">
            <text:p>1327</text:p>
          </table:table-cell>
          <table:table-cell table:formula="of:=[.C111]-[.D111]/1000" office:value-type="float" office:value="79.623">
            <text:p>79.623</text:p>
          </table:table-cell>
          <table:table-cell table:number-columns-repeated="9"/>
        </table:table-row>
        <table:table-row table:style-name="ro2">
          <table:table-cell/>
          <table:table-cell table:style-name="ce8" office:value-type="float" office:value="5">
            <text:p>5</text:p>
          </table:table-cell>
          <table:table-cell table:style-name="ce8" office:value-type="float" office:value="81.32">
            <text:p>81.32</text:p>
          </table:table-cell>
          <table:table-cell table:style-name="ce8" office:value-type="float" office:value="1368">
            <text:p>1368</text:p>
          </table:table-cell>
          <table:table-cell table:style-name="ce5" table:formula="of:=[.C112]-[.D112]/1000" office:value-type="float" office:value="79.952">
            <text:p>79.952</text:p>
          </table:table-cell>
          <table:table-cell table:number-columns-repeated="9"/>
        </table:table-row>
        <table:table-row table:style-name="ro2">
          <table:table-cell/>
          <table:table-cell table:style-name="ce9" office:value-type="float" office:value="6">
            <text:p>6</text:p>
          </table:table-cell>
          <table:table-cell table:style-name="ce9" office:value-type="float" office:value="83.17">
            <text:p>83.17</text:p>
          </table:table-cell>
          <table:table-cell table:style-name="ce9" office:value-type="float" office:value="4495">
            <text:p>4495</text:p>
          </table:table-cell>
          <table:table-cell table:formula="of:=[.C113]-[.D113]/1000" office:value-type="float" office:value="78.675">
            <text:p>78.675</text:p>
          </table:table-cell>
          <table:table-cell/>
          <table:table-cell table:style-name="ce23" table:formula="of:=AVERAGE([.E113:.E117])" office:value-type="float" office:value="78.6902">
            <text:p>78.69</text:p>
          </table:table-cell>
          <table:table-cell table:style-name="ce23" table:formula="of:=STDEV([.E113:.E117])" office:value-type="float" office:value="0.138078600804036">
            <text:p>0.14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0" office:value-type="float" office:value="80.2">
            <text:p>80.2</text:p>
          </table:table-cell>
          <table:table-cell table:style-name="ce10" office:value-type="float" office:value="1468">
            <text:p>1468</text:p>
          </table:table-cell>
          <table:table-cell table:formula="of:=[.C114]-[.D114]/1000" office:value-type="float" office:value="78.732">
            <text:p>78.732</text:p>
          </table:table-cell>
          <table:table-cell table:number-columns-repeated="2"/>
          <table:table-cell table:style-name="ce30" table:formula="of:=[.H113]/[.G113]" office:value-type="percentage" office:value="0.00175471152448509">
            <text:p>0.18%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0" office:value-type="float" office:value="80.03">
            <text:p>80.03</text:p>
          </table:table-cell>
          <table:table-cell table:style-name="ce10" office:value-type="float" office:value="1396">
            <text:p>1396</text:p>
          </table:table-cell>
          <table:table-cell table:formula="of:=[.C115]-[.D115]/1000" office:value-type="float" office:value="78.634">
            <text:p>78.634</text:p>
          </table:table-cell>
          <table:table-cell table:number-columns-repeated="9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0" office:value-type="float" office:value="80.36">
            <text:p>80.36</text:p>
          </table:table-cell>
          <table:table-cell table:style-name="ce10" office:value-type="float" office:value="1467">
            <text:p>1467</text:p>
          </table:table-cell>
          <table:table-cell table:formula="of:=[.C116]-[.D116]/1000" office:value-type="float" office:value="78.893">
            <text:p>78.893</text:p>
          </table:table-cell>
          <table:table-cell table:number-columns-repeated="9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0" office:value-type="float" office:value="82.99">
            <text:p>82.99</text:p>
          </table:table-cell>
          <table:table-cell table:style-name="ce10" office:value-type="float" office:value="4473">
            <text:p>4473</text:p>
          </table:table-cell>
          <table:table-cell table:formula="of:=[.C117]-[.D117]/1000" office:value-type="float" office:value="78.517">
            <text:p>78.517</text:p>
          </table:table-cell>
          <table:table-cell table:number-columns-repeated="9"/>
        </table:table-row>
        <table:table-row table:style-name="ro2">
          <table:table-cell/>
          <table:table-cell table:style-name="ce8" office:value-type="float" office:value="6">
            <text:p>6</text:p>
          </table:table-cell>
          <table:table-cell table:style-name="ce8" office:value-type="float" office:value="80.6">
            <text:p>80.6</text:p>
          </table:table-cell>
          <table:table-cell table:style-name="ce8" office:value-type="float" office:value="1455">
            <text:p>1455</text:p>
          </table:table-cell>
          <table:table-cell table:style-name="ce5" table:formula="of:=[.C118]-[.D118]/1000" office:value-type="float" office:value="79.145">
            <text:p>79.145</text:p>
          </table:table-cell>
          <table:table-cell table:number-columns-repeated="9"/>
        </table:table-row>
        <table:table-row table:style-name="ro2">
          <table:table-cell/>
          <table:table-cell table:style-name="ce10" office:value-type="float" office:value="7">
            <text:p>7</text:p>
          </table:table-cell>
          <table:table-cell table:style-name="ce10" office:value-type="float" office:value="82.83">
            <text:p>82.83</text:p>
          </table:table-cell>
          <table:table-cell table:style-name="ce10" office:value-type="float" office:value="4486">
            <text:p>4486</text:p>
          </table:table-cell>
          <table:table-cell table:style-name="ce2" table:formula="of:=[.C119]-[.D119]/1000" office:value-type="float" office:value="78.344">
            <text:p>78.344</text:p>
          </table:table-cell>
          <table:table-cell/>
          <table:table-cell table:style-name="ce23" table:formula="of:=AVERAGE([.E119:.E123])" office:value-type="float" office:value="77.6156">
            <text:p>77.62</text:p>
          </table:table-cell>
          <table:table-cell table:style-name="ce23" table:formula="of:=STDEV([.E119:.E123])" office:value-type="float" office:value="0.454651844821944">
            <text:p>0.45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float" office:value="7">
            <text:p>7</text:p>
          </table:table-cell>
          <table:table-cell table:style-name="ce10" office:value-type="float" office:value="78.87">
            <text:p>78.87</text:p>
          </table:table-cell>
          <table:table-cell table:style-name="ce10" office:value-type="float" office:value="1378">
            <text:p>1378</text:p>
          </table:table-cell>
          <table:table-cell table:formula="of:=[.C120]-[.D120]/1000" office:value-type="float" office:value="77.492">
            <text:p>77.492</text:p>
          </table:table-cell>
          <table:table-cell table:number-columns-repeated="2"/>
          <table:table-cell table:style-name="ce30" table:formula="of:=[.H119]/[.G119]" office:value-type="percentage" office:value="0.00585773793956297">
            <text:p>0.59%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float" office:value="7">
            <text:p>7</text:p>
          </table:table-cell>
          <table:table-cell table:style-name="ce10" office:value-type="float" office:value="78.73">
            <text:p>78.73</text:p>
          </table:table-cell>
          <table:table-cell table:style-name="ce10" office:value-type="float" office:value="1402">
            <text:p>1402</text:p>
          </table:table-cell>
          <table:table-cell table:formula="of:=[.C121]-[.D121]/1000" office:value-type="float" office:value="77.328">
            <text:p>77.328</text:p>
          </table:table-cell>
          <table:table-cell table:number-columns-repeated="9"/>
        </table:table-row>
        <table:table-row table:style-name="ro2">
          <table:table-cell/>
          <table:table-cell table:style-name="ce10" office:value-type="float" office:value="7">
            <text:p>7</text:p>
          </table:table-cell>
          <table:table-cell table:style-name="ce10" office:value-type="float" office:value="78.56">
            <text:p>78.56</text:p>
          </table:table-cell>
          <table:table-cell table:style-name="ce10" office:value-type="float" office:value="1375">
            <text:p>1375</text:p>
          </table:table-cell>
          <table:table-cell table:formula="of:=[.C122]-[.D122]/1000" office:value-type="float" office:value="77.185">
            <text:p>77.185</text:p>
          </table:table-cell>
          <table:table-cell table:number-columns-repeated="9"/>
        </table:table-row>
        <table:table-row table:style-name="ro2">
          <table:table-cell/>
          <table:table-cell table:style-name="ce10" office:value-type="float" office:value="7">
            <text:p>7</text:p>
          </table:table-cell>
          <table:table-cell table:style-name="ce10" office:value-type="float" office:value="82.17">
            <text:p>82.17</text:p>
          </table:table-cell>
          <table:table-cell table:style-name="ce10" office:value-type="float" office:value="4441">
            <text:p>4441</text:p>
          </table:table-cell>
          <table:table-cell table:formula="of:=[.C123]-[.D123]/1000" office:value-type="float" office:value="77.729">
            <text:p>77.729</text:p>
          </table:table-cell>
          <table:table-cell table:number-columns-repeated="9"/>
        </table:table-row>
        <table:table-row table:style-name="ro2">
          <table:table-cell/>
          <table:table-cell table:style-name="ce8" office:value-type="float" office:value="7">
            <text:p>7</text:p>
          </table:table-cell>
          <table:table-cell table:style-name="ce8" office:value-type="float" office:value="79.43">
            <text:p>79.43</text:p>
          </table:table-cell>
          <table:table-cell table:style-name="ce8" office:value-type="float" office:value="1361">
            <text:p>1361</text:p>
          </table:table-cell>
          <table:table-cell table:style-name="ce5" table:formula="of:=[.C124]-[.D124]/1000" office:value-type="float" office:value="78.069">
            <text:p>78.069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7.72">
            <text:p>77.72</text:p>
          </table:table-cell>
          <table:table-cell office:value-type="float" office:value="2442">
            <text:p>2442</text:p>
          </table:table-cell>
          <table:table-cell table:formula="of:=[.C125]-[.D125]/1000" office:value-type="float" office:value="75.278">
            <text:p>75.278</text:p>
          </table:table-cell>
          <table:table-cell/>
          <table:table-cell table:style-name="ce23" table:formula="of:=AVERAGE([.E125:.E130])" office:value-type="float" office:value="75.045">
            <text:p>75.05</text:p>
          </table:table-cell>
          <table:table-cell table:style-name="ce23" table:formula="of:=STDEV([.E125:.E130])" office:value-type="float" office:value="0.321866431924793">
            <text:p>0.32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6.33">
            <text:p>76.33</text:p>
          </table:table-cell>
          <table:table-cell office:value-type="float" office:value="1429">
            <text:p>1429</text:p>
          </table:table-cell>
          <table:table-cell table:formula="of:=[.C126]-[.D126]/1000" office:value-type="float" office:value="74.901">
            <text:p>74.901</text:p>
          </table:table-cell>
          <table:table-cell table:number-columns-repeated="2"/>
          <table:table-cell table:style-name="ce30" table:formula="of:=[.H125]/[.G125]" office:value-type="percentage" office:value="0.00428897903824096">
            <text:p>0.43%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6.03">
            <text:p>76.03</text:p>
          </table:table-cell>
          <table:table-cell office:value-type="float" office:value="1455">
            <text:p>1455</text:p>
          </table:table-cell>
          <table:table-cell table:formula="of:=[.C127]-[.D127]/1000" office:value-type="float" office:value="74.575">
            <text:p>74.575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6.8">
            <text:p>76.8</text:p>
          </table:table-cell>
          <table:table-cell office:value-type="float" office:value="1425">
            <text:p>1425</text:p>
          </table:table-cell>
          <table:table-cell table:formula="of:=[.C128]-[.D128]/1000" office:value-type="float" office:value="75.375">
            <text:p>75.375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9.31">
            <text:p>79.31</text:p>
          </table:table-cell>
          <table:table-cell office:value-type="float" office:value="4476">
            <text:p>4476</text:p>
          </table:table-cell>
          <table:table-cell table:formula="of:=[.C129]-[.D129]/1000" office:value-type="float" office:value="74.834">
            <text:p>74.834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6.74">
            <text:p>76.74</text:p>
          </table:table-cell>
          <table:table-cell office:value-type="float" office:value="1433">
            <text:p>1433</text:p>
          </table:table-cell>
          <table:table-cell table:formula="of:=[.C130]-[.D130]/1000" office:value-type="float" office:value="75.307">
            <text:p>75.307</text:p>
          </table:table-cell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 office:value-type="string">
            <text:p>Estimated Overhead of a single Driver Agent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>
            <text:p>Agents</text:p>
          </table:table-cell>
          <table:table-cell table:style-name="ce1" office:value-type="string">
            <text:p>Max. Agents</text:p>
          </table:table-cell>
          <table:table-cell table:style-name="ce1" office:value-type="string">
            <text:p>Max. Mem (kb)</text:p>
          </table:table-cell>
          <table:table-cell table:style-name="ce1" office:value-type="string">
            <text:p>Memory/Agent</text:p>
          </table:table-cell>
          <table:table-cell table:style-name="ce1"/>
          <table:table-cell table:style-name="ce1" office:value-type="string">
            <text:p>Mean</text:p>
          </table:table-cell>
          <table:table-cell table:style-name="ce1" office:value-type="string">
            <text:p>Stdev</text:p>
          </table:table-cell>
          <table:table-cell table:number-columns-repeated="6"/>
        </table:table-row>
        <table:table-row table:style-name="ro2">
          <table:table-cell/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9616">
            <text:p>19616</text:p>
          </table:table-cell>
          <table:table-cell table:style-name="ce19"/>
          <table:table-cell table:style-name="ce26"/>
          <table:table-cell table:style-name="ce27" table:formula="of:=AVERAGE([.D136:.D141])" office:value-type="float" office:value="19613.3333333333">
            <text:p>19613.33</text:p>
          </table:table-cell>
          <table:table-cell table:style-name="ce31" table:formula="of:=STDEV([.D136:.D141])" office:value-type="float" office:value="15.7310732840028">
            <text:p>15.73</text:p>
          </table:table-cell>
          <table:table-cell table:style-name="ce1" office:value-type="string">
            <text:p><text:s text:c="2"/>*Note: <text:span text:style-name="T1">Simply loading our map requires 19 MB. </text:span>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9616">
            <text:p>19616</text:p>
          </table:table-cell>
          <table:table-cell table:style-name="ce20"/>
          <table:table-cell table:style-name="ce26" table:number-columns-repeated="2"/>
          <table:table-cell table:style-name="ce30" table:formula="of:=[.H136]/[.G136]" office:value-type="percentage" office:value="0.000802060160639164">
            <text:p>0.08%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9616">
            <text:p>19616</text:p>
          </table:table-cell>
          <table:table-cell table:style-name="ce20"/>
          <table:table-cell table:style-name="ce26" table:number-columns-repeated="3"/>
          <table:table-cell table:number-columns-repeated="6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9632">
            <text:p>19632</text:p>
          </table:table-cell>
          <table:table-cell table:style-name="ce20"/>
          <table:table-cell table:style-name="ce26" table:number-columns-repeated="3"/>
          <table:table-cell table:number-columns-repeated="6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9584">
            <text:p>19584</text:p>
          </table:table-cell>
          <table:table-cell table:style-name="ce20"/>
          <table:table-cell table:style-name="ce26" table:number-columns-repeated="3"/>
          <table:table-cell table:number-columns-repeated="6"/>
        </table:table-row>
        <table:table-row table:style-name="ro1">
          <table:table-cell/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9616">
            <text:p>19616</text:p>
          </table:table-cell>
          <table:table-cell table:style-name="ce21"/>
          <table:table-cell table:style-name="ce26" table:number-columns-repeated="3"/>
          <table:table-cell table:number-columns-repeated="6"/>
        </table:table-row>
        <table:table-row table:style-name="ro2">
          <table:table-cell/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9952">
            <text:p>19952</text:p>
          </table:table-cell>
          <table:table-cell table:style-name="ce22" table:formula="of:=([.D142]-[.$G$136])/[.C142]" office:value-type="float" office:value="338.666666666668">
            <text:p>338.67</text:p>
          </table:table-cell>
          <table:table-cell table:style-name="ce26"/>
          <table:table-cell table:style-name="ce26" table:formula="of:=AVERAGE([.E142:.E147])" office:value-type="float" office:value="477.333333333335">
            <text:p>477.33</text:p>
          </table:table-cell>
          <table:table-cell table:style-name="ce26" table:formula="of:=STDEV([.E142:.E147])" office:value-type="float" office:value="95.8220573076297">
            <text:p>95.82</text:p>
          </table:table-cell>
          <table:table-cell table:number-columns-repeated="6"/>
        </table:table-row>
        <table:table-row table:style-name="ro2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0160">
            <text:p>20160</text:p>
          </table:table-cell>
          <table:table-cell table:style-name="ce23" table:formula="of:=([.D143]-[.$G$136])/[.C143]" office:value-type="float" office:value="546.666666666668">
            <text:p>546.67</text:p>
          </table:table-cell>
          <table:table-cell table:style-name="ce26" table:number-columns-repeated="2"/>
          <table:table-cell table:style-name="ce30" table:formula="of:=[.H142]/[.G142]" office:value-type="percentage" office:value="0.200744533465704">
            <text:p>20.07%</text:p>
          </table:table-cell>
          <table:table-cell table:number-columns-repeated="6"/>
        </table:table-row>
        <table:table-row table:style-name="ro2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0160">
            <text:p>20160</text:p>
          </table:table-cell>
          <table:table-cell table:style-name="ce23" table:formula="of:=([.D144]-[.$G$136])/[.C144]" office:value-type="float" office:value="546.666666666668">
            <text:p>546.67</text:p>
          </table:table-cell>
          <table:table-cell table:style-name="ce26" table:number-columns-repeated="3"/>
          <table:table-cell table:number-columns-repeated="6"/>
        </table:table-row>
        <table:table-row table:style-name="ro2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9984">
            <text:p>19984</text:p>
          </table:table-cell>
          <table:table-cell table:style-name="ce23" table:formula="of:=([.D145]-[.$G$136])/[.C145]" office:value-type="float" office:value="370.666666666668">
            <text:p>370.67</text:p>
          </table:table-cell>
          <table:table-cell table:style-name="ce26" table:number-columns-repeated="3"/>
          <table:table-cell table:number-columns-repeated="6"/>
        </table:table-row>
        <table:table-row table:style-name="ro2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0144">
            <text:p>20144</text:p>
          </table:table-cell>
          <table:table-cell table:style-name="ce23" table:formula="of:=([.D146]-[.$G$136])/[.C146]" office:value-type="float" office:value="530.666666666668">
            <text:p>530.67</text:p>
          </table:table-cell>
          <table:table-cell table:style-name="ce26" table:number-columns-repeated="3"/>
          <table:table-cell table:number-columns-repeated="6"/>
        </table:table-row>
        <table:table-row table:style-name="ro2">
          <table:table-cell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0144">
            <text:p>20144</text:p>
          </table:table-cell>
          <table:table-cell table:style-name="ce24" table:formula="of:=([.D147]-[.$G$136])/[.C147]" office:value-type="float" office:value="530.666666666668">
            <text:p>530.67</text:p>
          </table:table-cell>
          <table:table-cell table:style-name="ce26" table:number-columns-repeated="3"/>
          <table:table-cell table:number-columns-repeated="6"/>
        </table:table-row>
        <table:table-row table:style-name="ro2">
          <table:table-cell/>
          <table:table-cell table:style-name="ce2" office:value-type="float" office:value="1000">
            <text:p>1000</text:p>
          </table:table-cell>
          <table:table-cell table:style-name="ce2" table:formula="of:=952-8" office:value-type="float" office:value="944">
            <text:p>944</text:p>
          </table:table-cell>
          <table:table-cell table:style-name="ce2" office:value-type="float" office:value="127392">
            <text:p>127392</text:p>
          </table:table-cell>
          <table:table-cell table:style-name="ce22" table:formula="of:=([.D148]-[.$G$136])/[.C148]" office:value-type="float" office:value="114.172316384181">
            <text:p>114.17</text:p>
          </table:table-cell>
          <table:table-cell table:style-name="ce26"/>
          <table:table-cell table:style-name="ce28" table:formula="of:=AVERAGE([.E148:.E153])" office:value-type="float" office:value="114.27929338646">
            <text:p>114.28</text:p>
          </table:table-cell>
          <table:table-cell table:style-name="ce28" table:formula="of:=STDEV([.E148:.E153])" office:value-type="float" office:value="2.04829109171563">
            <text:p>2.05</text:p>
          </table:table-cell>
          <table:table-cell table:style-name="ce1" office:value-type="string">
            <text:p><text:s text:c="2"/>*Note: <text:span text:style-name="T1">You can compute how much memory a Driver Agent uses by simply looking at</text:span>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1000">
            <text:p>1000</text:p>
          </table:table-cell>
          <table:table-cell table:style-name="ce3" table:formula="of:=898-8" office:value-type="float" office:value="890">
            <text:p>890</text:p>
          </table:table-cell>
          <table:table-cell table:style-name="ce3" office:value-type="float" office:value="120800">
            <text:p>120800</text:p>
          </table:table-cell>
          <table:table-cell table:style-name="ce23" table:formula="of:=([.D149]-[.$G$136])/[.C149]" office:value-type="float" office:value="113.692883895131">
            <text:p>113.69</text:p>
          </table:table-cell>
          <table:table-cell table:style-name="ce26"/>
          <table:table-cell table:style-name="ce29"/>
          <table:table-cell table:style-name="ce30" table:formula="of:=[.H148]/[.G148]" office:value-type="percentage" office:value="0.0179235540491915">
            <text:p>1.79%</text:p>
          </table:table-cell>
          <table:table-cell/>
          <table:table-cell office:value-type="string">
            <text:p>the class file. It will likely be close to 100kb. An interesting result from this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000">
            <text:p>1000</text:p>
          </table:table-cell>
          <table:table-cell table:style-name="ce3" table:formula="of:=918-8" office:value-type="float" office:value="910">
            <text:p>910</text:p>
          </table:table-cell>
          <table:table-cell table:style-name="ce3" office:value-type="float" office:value="126448">
            <text:p>126448</text:p>
          </table:table-cell>
          <table:table-cell table:style-name="ce23" table:formula="of:=([.D150]-[.$G$136])/[.C150]" office:value-type="float" office:value="117.400732600733">
            <text:p>117.40</text:p>
          </table:table-cell>
          <table:table-cell table:style-name="ce26" table:number-columns-repeated="3"/>
          <table:table-cell/>
          <table:table-cell office:value-type="string">
            <text:p>measurement, though, is that “pending” agents take up a non-negligable amount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000">
            <text:p>1000</text:p>
          </table:table-cell>
          <table:table-cell table:style-name="ce3" table:formula="of:=902-8" office:value-type="float" office:value="894">
            <text:p>894</text:p>
          </table:table-cell>
          <table:table-cell table:style-name="ce3" office:value-type="float" office:value="119728">
            <text:p>119728</text:p>
          </table:table-cell>
          <table:table-cell table:style-name="ce23" table:formula="of:=([.D151]-[.$G$136])/[.C151]" office:value-type="float" office:value="111.985085756898">
            <text:p>111.99</text:p>
          </table:table-cell>
          <table:table-cell table:style-name="ce26" table:number-columns-repeated="3"/>
          <table:table-cell/>
          <table:table-cell office:value-type="string">
            <text:p>of memory, such that with 40k agents, each agent appears to be 5x bigger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000">
            <text:p>1000</text:p>
          </table:table-cell>
          <table:table-cell table:style-name="ce3" table:formula="of:=902-8" office:value-type="float" office:value="894">
            <text:p>894</text:p>
          </table:table-cell>
          <table:table-cell table:style-name="ce3" office:value-type="float" office:value="123216">
            <text:p>123216</text:p>
          </table:table-cell>
          <table:table-cell table:style-name="ce23" table:formula="of:=([.D152]-[.$G$136])/[.C152]" office:value-type="float" office:value="115.886651752424">
            <text:p>115.89</text:p>
          </table:table-cell>
          <table:table-cell table:style-name="ce26" table:number-columns-repeated="3"/>
          <table:table-cell/>
          <table:table-cell office:value-type="string">
            <text:p>(since we don't account for pending agents). Is there a way to alleviate this?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float" office:value="1000">
            <text:p>1000</text:p>
          </table:table-cell>
          <table:table-cell table:style-name="ce5" table:formula="of:=905-8" office:value-type="float" office:value="897">
            <text:p>897</text:p>
          </table:table-cell>
          <table:table-cell table:style-name="ce5" office:value-type="float" office:value="120560">
            <text:p>120560</text:p>
          </table:table-cell>
          <table:table-cell table:style-name="ce24" table:formula="of:=([.D153]-[.$G$136])/[.C153]" office:value-type="float" office:value="112.538089929394">
            <text:p>112.54</text:p>
          </table:table-cell>
          <table:table-cell table:style-name="ce26" table:number-columns-repeated="3"/>
          <table:table-cell table:number-columns-repeated="6"/>
        </table:table-row>
        <table:table-row table:style-name="ro2">
          <table:table-cell/>
          <table:table-cell table:style-name="ce3" office:value-type="float" office:value="40000">
            <text:p>40000</text:p>
          </table:table-cell>
          <table:table-cell table:style-name="ce3" table:formula="of:=2651-8" office:value-type="float" office:value="2643">
            <text:p>2643</text:p>
          </table:table-cell>
          <table:table-cell table:style-name="ce3" office:value-type="float" office:value="1398464">
            <text:p>1398464</text:p>
          </table:table-cell>
          <table:table-cell table:style-name="ce23" table:formula="of:=([.D154]-[.$G$136])/[.C154]" office:value-type="float" office:value="521.699079329045">
            <text:p>521.70</text:p>
          </table:table-cell>
          <table:table-cell table:style-name="ce26"/>
          <table:table-cell table:style-name="ce26" table:formula="of:=AVERAGE([.E154:.E159])" office:value-type="float" office:value="523.212355754843">
            <text:p>523.21</text:p>
          </table:table-cell>
          <table:table-cell table:style-name="ce26" table:formula="of:=STDEV([.E154:.E159])" office:value-type="float" office:value="1.54091886706171">
            <text:p>1.54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40000">
            <text:p>40000</text:p>
          </table:table-cell>
          <table:table-cell table:style-name="ce3" table:formula="of:=2653-8" office:value-type="float" office:value="2645">
            <text:p>2645</text:p>
          </table:table-cell>
          <table:table-cell table:style-name="ce3" office:value-type="float" office:value="1398032">
            <text:p>1398032</text:p>
          </table:table-cell>
          <table:table-cell table:style-name="ce23" table:formula="of:=([.D155]-[.$G$136])/[.C155]" office:value-type="float" office:value="521.14127284184">
            <text:p>521.14</text:p>
          </table:table-cell>
          <table:table-cell table:style-name="ce26"/>
          <table:table-cell table:style-name="ce29"/>
          <table:table-cell table:style-name="ce30" table:formula="of:=[.H154]/[.G154]" office:value-type="percentage" office:value="0.0029451117698446">
            <text:p>0.29%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float" office:value="40000">
            <text:p>40000</text:p>
          </table:table-cell>
          <table:table-cell table:style-name="ce3" table:formula="of:=2636-8" office:value-type="float" office:value="2628">
            <text:p>2628</text:p>
          </table:table-cell>
          <table:table-cell table:style-name="ce3" office:value-type="float" office:value="1398000">
            <text:p>1398000</text:p>
          </table:table-cell>
          <table:table-cell table:style-name="ce23" table:formula="of:=([.D156]-[.$G$136])/[.C156]" office:value-type="float" office:value="524.500253678336">
            <text:p>524.50</text:p>
          </table:table-cell>
          <table:table-cell table:style-name="ce26" table:number-columns-repeated="3"/>
          <table:table-cell table:number-columns-repeated="6"/>
        </table:table-row>
        <table:table-row table:style-name="ro2">
          <table:table-cell/>
          <table:table-cell table:style-name="ce3" office:value-type="float" office:value="40000">
            <text:p>40000</text:p>
          </table:table-cell>
          <table:table-cell table:style-name="ce3" table:formula="of:=2644-8" office:value-type="float" office:value="2636">
            <text:p>2636</text:p>
          </table:table-cell>
          <table:table-cell table:style-name="ce3" office:value-type="float" office:value="1397904">
            <text:p>1397904</text:p>
          </table:table-cell>
          <table:table-cell table:style-name="ce23" table:formula="of:=([.D157]-[.$G$136])/[.C157]" office:value-type="float" office:value="522.872028325746">
            <text:p>522.87</text:p>
          </table:table-cell>
          <table:table-cell table:style-name="ce26" table:number-columns-repeated="3"/>
          <table:table-cell table:number-columns-repeated="6"/>
        </table:table-row>
        <table:table-row table:style-name="ro2">
          <table:table-cell/>
          <table:table-cell table:style-name="ce3" office:value-type="float" office:value="40000">
            <text:p>40000</text:p>
          </table:table-cell>
          <table:table-cell table:style-name="ce3" table:formula="of:=2637-8" office:value-type="float" office:value="2629">
            <text:p>2629</text:p>
          </table:table-cell>
          <table:table-cell table:style-name="ce3" office:value-type="float" office:value="1398224">
            <text:p>1398224</text:p>
          </table:table-cell>
          <table:table-cell table:style-name="ce23" table:formula="of:=([.D158]-[.$G$136])/[.C158]" office:value-type="float" office:value="524.385951565868">
            <text:p>524.39</text:p>
          </table:table-cell>
          <table:table-cell table:style-name="ce26" table:number-columns-repeated="3"/>
          <table:table-cell table:number-columns-repeated="6"/>
        </table:table-row>
        <table:table-row table:style-name="ro2">
          <table:table-cell/>
          <table:table-cell table:style-name="ce5" office:value-type="float" office:value="40000">
            <text:p>40000</text:p>
          </table:table-cell>
          <table:table-cell table:style-name="ce5" table:formula="of:=2635-8" office:value-type="float" office:value="2627">
            <text:p>2627</text:p>
          </table:table-cell>
          <table:table-cell table:style-name="ce5" office:value-type="float" office:value="1397936">
            <text:p>1397936</text:p>
          </table:table-cell>
          <table:table-cell table:style-name="ce24" table:formula="of:=([.D159]-[.$G$136])/[.C159]" office:value-type="float" office:value="524.675548788225">
            <text:p>524.68</text:p>
          </table:table-cell>
          <table:table-cell table:style-name="ce26" table:number-columns-repeated="3"/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 office:value-type="string">
            <text:p>Estimated Overhead of a single Barrier “Wait”, 8 Worker Threads, 8 Cores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>
            <text:p>Databas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>
            <text:p>Agents</text:p>
          </table:table-cell>
          <table:table-cell table:style-name="ce1" office:value-type="string">
            <text:p>+Barr. Waits</text:p>
          </table:table-cell>
          <table:table-cell table:style-name="ce1" office:value-type="string">
            <text:p>Total Time (s)</text:p>
          </table:table-cell>
          <table:table-cell table:style-name="ce1" office:value-type="string">
            <text:p>Lookup (ms)</text:p>
          </table:table-cell>
          <table:table-cell table:style-name="ce1" office:value-type="string">
            <text:p>Actual Time (s)</text:p>
          </table:table-cell>
          <table:table-cell/>
          <table:table-cell table:style-name="ce1" office:value-type="string">
            <text:p>Mean</text:p>
          </table:table-cell>
          <table:table-cell table:style-name="ce1" office:value-type="string">
            <text:p>Stdev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Y1000</text:p>
          </table:table-cell>
          <table:table-cell table:style-name="ce1" office:value-type="string">
            <text:p>Y40K</text:p>
          </table:table-cell>
          <table:table-cell table:style-name="ce1" office:value-type="string">
            <text:p>Y1000_diff</text:p>
          </table:table-cell>
          <table:table-cell table:style-name="ce1" office:value-type="string">
            <text:p>Y40K_diff</text:p>
          </table:table-cell>
        </table:table-row>
        <table:table-row table:style-name="ro2">
          <table:table-cell table:style-name="ce2" office:value-type="float" office:value="1000">
            <text:p>1000</text:p>
          </table:table-cell>
          <table:table-cell table:style-name="ce2" office:value-type="float" office:value="0">
            <text:p>0</text:p>
          </table:table-cell>
          <table:table-cell table:style-name="ce9" office:value-type="float" office:value="426.36">
            <text:p>426.36</text:p>
          </table:table-cell>
          <table:table-cell table:style-name="ce9" office:value-type="float" office:value="442">
            <text:p>442</text:p>
          </table:table-cell>
          <table:table-cell table:style-name="ce2" table:formula="of:=[.C166]-[.D166]/1000" office:value-type="float" office:value="425.918">
            <text:p>425.918</text:p>
          </table:table-cell>
          <table:table-cell/>
          <table:table-cell table:style-name="ce23" table:formula="of:=AVERAGE([.E166:.E171])" office:value-type="float" office:value="451.308833333333">
            <text:p>451.31</text:p>
          </table:table-cell>
          <table:table-cell table:style-name="ce23" table:formula="of:=STDEV([.E166:.E171])" office:value-type="float" office:value="19.4240353625776">
            <text:p>19.42</text:p>
          </table:table-cell>
          <table:table-cell/>
          <table:table-cell table:formula="of:=[.B166]" office:value-type="float" office:value="0">
            <text:p>0</text:p>
          </table:table-cell>
          <table:table-cell table:style-name="ce23" table:formula="of:=[.G166]" office:value-type="float" office:value="451.308833333333">
            <text:p>451.31</text:p>
          </table:table-cell>
          <table:table-cell table:style-name="ce26" table:formula="of:=[.G172]" office:value-type="float" office:value="74.582">
            <text:p>74.58</text:p>
          </table:table-cell>
          <table:table-cell table:style-name="ce23" table:formula="of:=[.K166]-[.$K$166]" office:value-type="float" office:value="0">
            <text:p>0.00</text:p>
          </table:table-cell>
          <table:table-cell table:style-name="ce26" table:formula="of:=[.L166]-[.L166]" office:value-type="float" office:value="0">
            <text:p>0.00</text:p>
          </table:table-cell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0">
            <text:p>0</text:p>
          </table:table-cell>
          <table:table-cell office:value-type="float" office:value="463.1">
            <text:p>463.1</text:p>
          </table:table-cell>
          <table:table-cell office:value-type="float" office:value="552">
            <text:p>552</text:p>
          </table:table-cell>
          <table:table-cell table:formula="of:=[.C167]-[.D167]/1000" office:value-type="float" office:value="462.548">
            <text:p>462.548</text:p>
          </table:table-cell>
          <table:table-cell table:number-columns-repeated="2"/>
          <table:table-cell table:style-name="ce30" table:formula="of:=[.H166]/[.G166]" office:value-type="percentage" office:value="0.0430393423038347">
            <text:p>4.30%</text:p>
          </table:table-cell>
          <table:table-cell/>
          <table:table-cell table:formula="of:=[.B178]" office:value-type="float" office:value="1">
            <text:p>1</text:p>
          </table:table-cell>
          <table:table-cell table:style-name="ce23" table:formula="of:=[.G178]" office:value-type="float" office:value="466.454166666667">
            <text:p>466.45</text:p>
          </table:table-cell>
          <table:table-cell table:style-name="ce26" table:formula="of:=[.G184]" office:value-type="float" office:value="75.2155">
            <text:p>75.22</text:p>
          </table:table-cell>
          <table:table-cell table:style-name="ce23" table:formula="of:=[.K167]-[.K166]" office:value-type="float" office:value="15.1453333333333">
            <text:p>15.15</text:p>
          </table:table-cell>
          <table:table-cell table:style-name="ce26" table:formula="of:=[.L167]-[.L166]" office:value-type="float" office:value="0.633500000000012">
            <text:p>0.63</text:p>
          </table:table-cell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0">
            <text:p>0</text:p>
          </table:table-cell>
          <table:table-cell office:value-type="float" office:value="467.38">
            <text:p>467.38</text:p>
          </table:table-cell>
          <table:table-cell office:value-type="float" office:value="507">
            <text:p>507</text:p>
          </table:table-cell>
          <table:table-cell table:formula="of:=[.C168]-[.D168]/1000" office:value-type="float" office:value="466.873">
            <text:p>466.873</text:p>
          </table:table-cell>
          <table:table-cell table:number-columns-repeated="4"/>
          <table:table-cell table:formula="of:=[.B190]" office:value-type="float" office:value="2">
            <text:p>2</text:p>
          </table:table-cell>
          <table:table-cell table:style-name="ce23" table:formula="of:=[.G190]" office:value-type="float" office:value="485.252333333333">
            <text:p>485.25</text:p>
          </table:table-cell>
          <table:table-cell table:style-name="ce26" table:formula="of:=[.G196]" office:value-type="float" office:value="75.9161666666667">
            <text:p>75.92</text:p>
          </table:table-cell>
          <table:table-cell table:style-name="ce23" table:formula="of:=[.K168]-[.K167]" office:value-type="float" office:value="18.7981666666666">
            <text:p>18.80</text:p>
          </table:table-cell>
          <table:table-cell table:style-name="ce26" table:formula="of:=[.L168]-[.L167]" office:value-type="float" office:value="0.700666666666663">
            <text:p>0.70</text:p>
          </table:table-cell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0">
            <text:p>0</text:p>
          </table:table-cell>
          <table:table-cell office:value-type="float" office:value="430.35">
            <text:p>430.35</text:p>
          </table:table-cell>
          <table:table-cell office:value-type="float" office:value="3520">
            <text:p>3520</text:p>
          </table:table-cell>
          <table:table-cell table:formula="of:=[.C169]-[.D169]/1000" office:value-type="float" office:value="426.83">
            <text:p>426.83</text:p>
          </table:table-cell>
          <table:table-cell table:number-columns-repeated="4"/>
          <table:table-cell table:formula="of:=[.B202]" office:value-type="float" office:value="3">
            <text:p>3</text:p>
          </table:table-cell>
          <table:table-cell table:style-name="ce26" table:formula="of:=[.G202]" office:value-type="float" office:value="487.3625">
            <text:p>487.36</text:p>
          </table:table-cell>
          <table:table-cell table:style-name="ce26" table:formula="of:=[.G208]" office:value-type="float" office:value="75.5148333333333">
            <text:p>75.51</text:p>
          </table:table-cell>
          <table:table-cell table:style-name="ce23" table:formula="of:=[.K169]-[.K168]" office:value-type="float" office:value="2.11016666666671">
            <text:p>2.11</text:p>
          </table:table-cell>
          <table:table-cell table:style-name="ce26" table:formula="of:=[.L169]-[.L168]" office:value-type="float" office:value="-0.401333333333341">
            <text:p>-0.40</text:p>
          </table:table-cell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0">
            <text:p>0</text:p>
          </table:table-cell>
          <table:table-cell office:value-type="float" office:value="465.29">
            <text:p>465.29</text:p>
          </table:table-cell>
          <table:table-cell office:value-type="float" office:value="452">
            <text:p>452</text:p>
          </table:table-cell>
          <table:table-cell table:formula="of:=[.C170]-[.D170]/1000" office:value-type="float" office:value="464.838">
            <text:p>464.838</text:p>
          </table:table-cell>
          <table:table-cell table:number-columns-repeated="5"/>
          <table:table-cell table:style-name="ce23"/>
          <table:table-cell table:number-columns-repeated="3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0">
            <text:p>0</text:p>
          </table:table-cell>
          <table:table-cell office:value-type="float" office:value="461.37">
            <text:p>461.37</text:p>
          </table:table-cell>
          <table:table-cell office:value-type="float" office:value="524">
            <text:p>524</text:p>
          </table:table-cell>
          <table:table-cell table:style-name="ce16" table:formula="of:=[.C171]-[.D171]/1000" office:value-type="float" office:value="460.846">
            <text:p>460.846</text:p>
          </table:table-cell>
          <table:table-cell table:number-columns-repeated="5"/>
          <table:table-cell table:style-name="ce23"/>
          <table:table-cell table:number-columns-repeated="3"/>
        </table:table-row>
        <table:table-row table:style-name="ro2">
          <table:table-cell table:style-name="ce4" office:value-type="float" office:value="40000">
            <text:p>40000</text:p>
          </table:table-cell>
          <table:table-cell table:style-name="ce4" office:value-type="float" office:value="0">
            <text:p>0</text:p>
          </table:table-cell>
          <table:table-cell table:style-name="ce14" office:value-type="float" office:value="75.87">
            <text:p>75.87</text:p>
          </table:table-cell>
          <table:table-cell table:style-name="ce14" office:value-type="float" office:value="1347">
            <text:p>1347</text:p>
          </table:table-cell>
          <table:table-cell table:style-name="ce4" table:formula="of:=[.C172]-[.D172]/1000" office:value-type="float" office:value="74.523">
            <text:p>74.523</text:p>
          </table:table-cell>
          <table:table-cell/>
          <table:table-cell table:style-name="ce23" table:formula="of:=AVERAGE([.E172:.E177])" office:value-type="float" office:value="74.582">
            <text:p>74.58</text:p>
          </table:table-cell>
          <table:table-cell table:style-name="ce23" table:formula="of:=STDEV([.E172:.E177])" office:value-type="float" office:value="0.2123647805075">
            <text:p>0.21</text:p>
          </table:table-cell>
          <table:table-cell table:number-columns-repeated="2"/>
          <table:table-cell table:style-name="ce23"/>
          <table:table-cell table:number-columns-repeated="3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0">
            <text:p>0</text:p>
          </table:table-cell>
          <table:table-cell office:value-type="float" office:value="78.73">
            <text:p>78.73</text:p>
          </table:table-cell>
          <table:table-cell office:value-type="float" office:value="4390">
            <text:p>4390</text:p>
          </table:table-cell>
          <table:table-cell table:formula="of:=[.C173]-[.D173]/1000" office:value-type="float" office:value="74.34">
            <text:p>74.34</text:p>
          </table:table-cell>
          <table:table-cell table:number-columns-repeated="2"/>
          <table:table-cell table:style-name="ce30" table:formula="of:=[.H172]/[.G172]" office:value-type="percentage" office:value="0.00284739991562978">
            <text:p>0.28%</text:p>
          </table:table-cell>
          <table:table-cell table:number-columns-repeated="2"/>
          <table:table-cell table:style-name="ce26"/>
          <table:table-cell table:number-columns-repeated="3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0">
            <text:p>0</text:p>
          </table:table-cell>
          <table:table-cell office:value-type="float" office:value="76.21">
            <text:p>76.21</text:p>
          </table:table-cell>
          <table:table-cell office:value-type="float" office:value="1380">
            <text:p>1380</text:p>
          </table:table-cell>
          <table:table-cell table:formula="of:=[.C174]-[.D174]/1000" office:value-type="float" office:value="74.83">
            <text:p>74.83</text:p>
          </table:table-cell>
          <table:table-cell table:number-columns-repeated="9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0">
            <text:p>0</text:p>
          </table:table-cell>
          <table:table-cell office:value-type="float" office:value="75.96">
            <text:p>75.96</text:p>
          </table:table-cell>
          <table:table-cell office:value-type="float" office:value="1482">
            <text:p>1482</text:p>
          </table:table-cell>
          <table:table-cell table:formula="of:=[.C175]-[.D175]/1000" office:value-type="float" office:value="74.478">
            <text:p>74.478</text:p>
          </table:table-cell>
          <table:table-cell table:number-columns-repeated="9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0">
            <text:p>0</text:p>
          </table:table-cell>
          <table:table-cell office:value-type="float" office:value="76.3">
            <text:p>76.3</text:p>
          </table:table-cell>
          <table:table-cell office:value-type="float" office:value="1441">
            <text:p>1441</text:p>
          </table:table-cell>
          <table:table-cell table:formula="of:=[.C176]-[.D176]/1000" office:value-type="float" office:value="74.859">
            <text:p>74.859</text:p>
          </table:table-cell>
          <table:table-cell table:number-columns-repeated="9"/>
        </table:table-row>
        <table:table-row table:style-name="ro2">
          <table:table-cell table:style-name="ce5" office:value-type="float" office:value="40000">
            <text:p>40000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75.93">
            <text:p>75.93</text:p>
          </table:table-cell>
          <table:table-cell table:style-name="ce8" office:value-type="float" office:value="1468">
            <text:p>1468</text:p>
          </table:table-cell>
          <table:table-cell table:style-name="ce5" table:formula="of:=[.C177]-[.D177]/1000" office:value-type="float" office:value="74.462">
            <text:p>74.462</text:p>
          </table:table-cell>
          <table:table-cell table:number-columns-repeated="9"/>
        </table:table-row>
        <table:table-row table:style-name="ro2">
          <table:table-cell table:style-name="ce2" office:value-type="float" office:value="1000">
            <text:p>1000</text:p>
          </table:table-cell>
          <table:table-cell table:style-name="ce2" office:value-type="float" office:value="1">
            <text:p>1</text:p>
          </table:table-cell>
          <table:table-cell office:value-type="float" office:value="481.44">
            <text:p>481.44</text:p>
          </table:table-cell>
          <table:table-cell office:value-type="float" office:value="524">
            <text:p>524</text:p>
          </table:table-cell>
          <table:table-cell table:style-name="ce2" table:formula="of:=[.C178]-[.D178]/1000" office:value-type="float" office:value="480.916">
            <text:p>480.916</text:p>
          </table:table-cell>
          <table:table-cell/>
          <table:table-cell table:style-name="ce23" table:formula="of:=AVERAGE([.E178:.E183])" office:value-type="float" office:value="466.454166666667">
            <text:p>466.45</text:p>
          </table:table-cell>
          <table:table-cell table:style-name="ce23" table:formula="of:=STDEV([.E178:.E183])" office:value-type="float" office:value="20.7934216272038">
            <text:p>20.79</text:p>
          </table:table-cell>
          <table:table-cell table:number-columns-repeated="6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1">
            <text:p>1</text:p>
          </table:table-cell>
          <table:table-cell office:value-type="float" office:value="482.51">
            <text:p>482.51</text:p>
          </table:table-cell>
          <table:table-cell office:value-type="float" office:value="3557">
            <text:p>3557</text:p>
          </table:table-cell>
          <table:table-cell table:formula="of:=[.C179]-[.D179]/1000" office:value-type="float" office:value="478.953">
            <text:p>478.953</text:p>
          </table:table-cell>
          <table:table-cell table:number-columns-repeated="2"/>
          <table:table-cell table:style-name="ce30" table:formula="of:=[.H178]/[.G178]" office:value-type="percentage" office:value="0.0445776308008907">
            <text:p>4.46%</text:p>
          </table:table-cell>
          <table:table-cell table:number-columns-repeated="6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1">
            <text:p>1</text:p>
          </table:table-cell>
          <table:table-cell office:value-type="float" office:value="441.29">
            <text:p>441.29</text:p>
          </table:table-cell>
          <table:table-cell office:value-type="float" office:value="558">
            <text:p>558</text:p>
          </table:table-cell>
          <table:table-cell table:formula="of:=[.C180]-[.D180]/1000" office:value-type="float" office:value="440.732">
            <text:p>440.732</text:p>
          </table:table-cell>
          <table:table-cell table:number-columns-repeated="9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1">
            <text:p>1</text:p>
          </table:table-cell>
          <table:table-cell office:value-type="float" office:value="482.55">
            <text:p>482.55</text:p>
          </table:table-cell>
          <table:table-cell office:value-type="float" office:value="3440">
            <text:p>3440</text:p>
          </table:table-cell>
          <table:table-cell table:formula="of:=[.C181]-[.D181]/1000" office:value-type="float" office:value="479.11">
            <text:p>479.11</text:p>
          </table:table-cell>
          <table:table-cell table:number-columns-repeated="9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1">
            <text:p>1</text:p>
          </table:table-cell>
          <table:table-cell office:value-type="float" office:value="440.08">
            <text:p>440.08</text:p>
          </table:table-cell>
          <table:table-cell office:value-type="float" office:value="1527">
            <text:p>1527</text:p>
          </table:table-cell>
          <table:table-cell table:formula="of:=[.C182]-[.D182]/1000" office:value-type="float" office:value="438.553">
            <text:p>438.553</text:p>
          </table:table-cell>
          <table:table-cell table:number-columns-repeated="9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1">
            <text:p>1</text:p>
          </table:table-cell>
          <table:table-cell table:style-name="ce15" office:value-type="float" office:value="484.01">
            <text:p>484.01</text:p>
          </table:table-cell>
          <table:table-cell table:style-name="ce15" office:value-type="float" office:value="3549">
            <text:p>3549</text:p>
          </table:table-cell>
          <table:table-cell table:style-name="ce16" table:formula="of:=[.C183]-[.D183]/1000" office:value-type="float" office:value="480.461">
            <text:p>480.461</text:p>
          </table:table-cell>
          <table:table-cell table:number-columns-repeated="9"/>
        </table:table-row>
        <table:table-row table:style-name="ro2">
          <table:table-cell table:style-name="ce4" office:value-type="float" office:value="40000">
            <text:p>40000</text:p>
          </table:table-cell>
          <table:table-cell table:style-name="ce4" office:value-type="float" office:value="1">
            <text:p>1</text:p>
          </table:table-cell>
          <table:table-cell office:value-type="float" office:value="79.67">
            <text:p>79.67</text:p>
          </table:table-cell>
          <table:table-cell office:value-type="float" office:value="4396">
            <text:p>4396</text:p>
          </table:table-cell>
          <table:table-cell table:style-name="ce4" table:formula="of:=[.C184]-[.D184]/1000" office:value-type="float" office:value="75.274">
            <text:p>75.274</text:p>
          </table:table-cell>
          <table:table-cell/>
          <table:table-cell table:style-name="ce23" table:formula="of:=AVERAGE([.E184:.E189])" office:value-type="float" office:value="75.2155">
            <text:p>75.22</text:p>
          </table:table-cell>
          <table:table-cell table:style-name="ce23" table:formula="of:=STDEV([.E184:.E189])" office:value-type="float" office:value="0.398905377251303">
            <text:p>0.40</text:p>
          </table:table-cell>
          <table:table-cell table:number-columns-repeated="6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1">
            <text:p>1</text:p>
          </table:table-cell>
          <table:table-cell office:value-type="float" office:value="76.62">
            <text:p>76.62</text:p>
          </table:table-cell>
          <table:table-cell office:value-type="float" office:value="1453">
            <text:p>1453</text:p>
          </table:table-cell>
          <table:table-cell table:formula="of:=[.C185]-[.D185]/1000" office:value-type="float" office:value="75.167">
            <text:p>75.167</text:p>
          </table:table-cell>
          <table:table-cell table:number-columns-repeated="2"/>
          <table:table-cell table:style-name="ce30" table:formula="of:=[.H184]/[.G184]" office:value-type="percentage" office:value="0.00530349964104876">
            <text:p>0.53%</text:p>
          </table:table-cell>
          <table:table-cell table:number-columns-repeated="6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1">
            <text:p>1</text:p>
          </table:table-cell>
          <table:table-cell office:value-type="float" office:value="76.61">
            <text:p>76.61</text:p>
          </table:table-cell>
          <table:table-cell office:value-type="float" office:value="1514">
            <text:p>1514</text:p>
          </table:table-cell>
          <table:table-cell table:formula="of:=[.C186]-[.D186]/1000" office:value-type="float" office:value="75.096">
            <text:p>75.096</text:p>
          </table:table-cell>
          <table:table-cell table:number-columns-repeated="9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1">
            <text:p>1</text:p>
          </table:table-cell>
          <table:table-cell office:value-type="float" office:value="76.1">
            <text:p>76.1</text:p>
          </table:table-cell>
          <table:table-cell office:value-type="float" office:value="1462">
            <text:p>1462</text:p>
          </table:table-cell>
          <table:table-cell table:formula="of:=[.C187]-[.D187]/1000" office:value-type="float" office:value="74.638">
            <text:p>74.638</text:p>
          </table:table-cell>
          <table:table-cell table:number-columns-repeated="9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1">
            <text:p>1</text:p>
          </table:table-cell>
          <table:table-cell office:value-type="float" office:value="79.7">
            <text:p>79.7</text:p>
          </table:table-cell>
          <table:table-cell office:value-type="float" office:value="4462">
            <text:p>4462</text:p>
          </table:table-cell>
          <table:table-cell table:formula="of:=[.C188]-[.D188]/1000" office:value-type="float" office:value="75.238">
            <text:p>75.238</text:p>
          </table:table-cell>
          <table:table-cell table:number-columns-repeated="9"/>
        </table:table-row>
        <table:table-row table:style-name="ro2">
          <table:table-cell table:style-name="ce5" office:value-type="float" office:value="40000">
            <text:p>40000</text:p>
          </table:table-cell>
          <table:table-cell table:style-name="ce5" office:value-type="float" office:value="1">
            <text:p>1</text:p>
          </table:table-cell>
          <table:table-cell office:value-type="float" office:value="77.37">
            <text:p>77.37</text:p>
          </table:table-cell>
          <table:table-cell office:value-type="float" office:value="1490">
            <text:p>1490</text:p>
          </table:table-cell>
          <table:table-cell table:style-name="ce5" table:formula="of:=[.C189]-[.D189]/1000" office:value-type="float" office:value="75.88">
            <text:p>75.88</text:p>
          </table:table-cell>
          <table:table-cell table:number-columns-repeated="9"/>
        </table:table-row>
        <table:table-row table:style-name="ro2">
          <table:table-cell table:style-name="ce2" office:value-type="float" office:value="1000">
            <text:p>1000</text:p>
          </table:table-cell>
          <table:table-cell table:style-name="ce2" office:value-type="float" office:value="2">
            <text:p>2</text:p>
          </table:table-cell>
          <table:table-cell table:style-name="ce9" office:value-type="float" office:value="480.58">
            <text:p>480.58</text:p>
          </table:table-cell>
          <table:table-cell table:style-name="ce9" office:value-type="float" office:value="511">
            <text:p>511</text:p>
          </table:table-cell>
          <table:table-cell table:style-name="ce2" table:formula="of:=[.C190]-[.D190]/1000" office:value-type="float" office:value="480.069">
            <text:p>480.069</text:p>
          </table:table-cell>
          <table:table-cell/>
          <table:table-cell table:style-name="ce23" table:formula="of:=AVERAGE([.E190:.E195])" office:value-type="float" office:value="485.252333333333">
            <text:p>485.25</text:p>
          </table:table-cell>
          <table:table-cell table:style-name="ce23" table:formula="of:=STDEV([.E190:.E195])" office:value-type="float" office:value="3.87856538770029">
            <text:p>3.88</text:p>
          </table:table-cell>
          <table:table-cell table:number-columns-repeated="6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2">
            <text:p>2</text:p>
          </table:table-cell>
          <table:table-cell office:value-type="float" office:value="481.26">
            <text:p>481.26</text:p>
          </table:table-cell>
          <table:table-cell office:value-type="float" office:value="440">
            <text:p>440</text:p>
          </table:table-cell>
          <table:table-cell table:style-name="ce7" table:formula="of:=[.C191]-[.D191]/1000" office:value-type="float" office:value="480.82">
            <text:p>480.82</text:p>
          </table:table-cell>
          <table:table-cell table:number-columns-repeated="2"/>
          <table:table-cell table:style-name="ce30" table:formula="of:=[.H190]/[.G190]" office:value-type="percentage" office:value="0.0079928835396985">
            <text:p>0.80%</text:p>
          </table:table-cell>
          <table:table-cell table:number-columns-repeated="6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2">
            <text:p>2</text:p>
          </table:table-cell>
          <table:table-cell office:value-type="float" office:value="486.71">
            <text:p>486.71</text:p>
          </table:table-cell>
          <table:table-cell office:value-type="float" office:value="543">
            <text:p>543</text:p>
          </table:table-cell>
          <table:table-cell table:style-name="ce7" table:formula="of:=[.C192]-[.D192]/1000" office:value-type="float" office:value="486.167">
            <text:p>486.167</text:p>
          </table:table-cell>
          <table:table-cell table:number-columns-repeated="9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2">
            <text:p>2</text:p>
          </table:table-cell>
          <table:table-cell office:value-type="float" office:value="492.71">
            <text:p>492.71</text:p>
          </table:table-cell>
          <table:table-cell office:value-type="float" office:value="3513">
            <text:p>3513</text:p>
          </table:table-cell>
          <table:table-cell table:style-name="ce7" table:formula="of:=[.C193]-[.D193]/1000" office:value-type="float" office:value="489.197">
            <text:p>489.197</text:p>
          </table:table-cell>
          <table:table-cell table:number-columns-repeated="9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2">
            <text:p>2</text:p>
          </table:table-cell>
          <table:table-cell office:value-type="float" office:value="494.69">
            <text:p>494.69</text:p>
          </table:table-cell>
          <table:table-cell office:value-type="float" office:value="7765">
            <text:p>7765</text:p>
          </table:table-cell>
          <table:table-cell table:style-name="ce7" table:formula="of:=[.C194]-[.D194]/1000" office:value-type="float" office:value="486.925">
            <text:p>486.925</text:p>
          </table:table-cell>
          <table:table-cell table:number-columns-repeated="9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2">
            <text:p>2</text:p>
          </table:table-cell>
          <table:table-cell table:style-name="ce15" office:value-type="float" office:value="491.77">
            <text:p>491.77</text:p>
          </table:table-cell>
          <table:table-cell table:style-name="ce15" office:value-type="float" office:value="3434">
            <text:p>3434</text:p>
          </table:table-cell>
          <table:table-cell table:style-name="ce16" table:formula="of:=[.C195]-[.D195]/1000" office:value-type="float" office:value="488.336">
            <text:p>488.336</text:p>
          </table:table-cell>
          <table:table-cell table:number-columns-repeated="9"/>
        </table:table-row>
        <table:table-row table:style-name="ro2">
          <table:table-cell table:style-name="ce4" office:value-type="float" office:value="40000">
            <text:p>40000</text:p>
          </table:table-cell>
          <table:table-cell table:style-name="ce4" office:value-type="float" office:value="2">
            <text:p>2</text:p>
          </table:table-cell>
          <table:table-cell table:style-name="ce14" office:value-type="float" office:value="79.95">
            <text:p>79.95</text:p>
          </table:table-cell>
          <table:table-cell table:style-name="ce14" office:value-type="float" office:value="4474">
            <text:p>4474</text:p>
          </table:table-cell>
          <table:table-cell table:style-name="ce4" table:formula="of:=[.C196]-[.D196]/1000" office:value-type="float" office:value="75.476">
            <text:p>75.476</text:p>
          </table:table-cell>
          <table:table-cell/>
          <table:table-cell table:style-name="ce23" table:formula="of:=AVERAGE([.E196:.E201])" office:value-type="float" office:value="75.9161666666667">
            <text:p>75.92</text:p>
          </table:table-cell>
          <table:table-cell table:style-name="ce23" table:formula="of:=STDEV([.E196:.E201])" office:value-type="float" office:value="1.28781278401275">
            <text:p>1.29</text:p>
          </table:table-cell>
          <table:table-cell table:number-columns-repeated="6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2">
            <text:p>2</text:p>
          </table:table-cell>
          <table:table-cell office:value-type="float" office:value="76.46">
            <text:p>76.46</text:p>
          </table:table-cell>
          <table:table-cell office:value-type="float" office:value="1371">
            <text:p>1371</text:p>
          </table:table-cell>
          <table:table-cell table:style-name="ce7" table:formula="of:=[.C197]-[.D197]/1000" office:value-type="float" office:value="75.089">
            <text:p>75.089</text:p>
          </table:table-cell>
          <table:table-cell table:number-columns-repeated="2"/>
          <table:table-cell table:style-name="ce30" table:formula="of:=[.H196]/[.G196]" office:value-type="percentage" office:value="0.0169636171129041">
            <text:p>1.70%</text:p>
          </table:table-cell>
          <table:table-cell table:number-columns-repeated="6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2">
            <text:p>2</text:p>
          </table:table-cell>
          <table:table-cell office:value-type="float" office:value="77.12">
            <text:p>77.12</text:p>
          </table:table-cell>
          <table:table-cell office:value-type="float" office:value="1489">
            <text:p>1489</text:p>
          </table:table-cell>
          <table:table-cell table:style-name="ce7" table:formula="of:=[.C198]-[.D198]/1000" office:value-type="float" office:value="75.631">
            <text:p>75.631</text:p>
          </table:table-cell>
          <table:table-cell table:number-columns-repeated="9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2">
            <text:p>2</text:p>
          </table:table-cell>
          <table:table-cell office:value-type="float" office:value="79.83">
            <text:p>79.83</text:p>
          </table:table-cell>
          <table:table-cell office:value-type="float" office:value="1383">
            <text:p>1383</text:p>
          </table:table-cell>
          <table:table-cell table:style-name="ce7" table:formula="of:=[.C199]-[.D199]/1000" office:value-type="float" office:value="78.447">
            <text:p>78.447</text:p>
          </table:table-cell>
          <table:table-cell table:number-columns-repeated="9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2">
            <text:p>2</text:p>
          </table:table-cell>
          <table:table-cell office:value-type="float" office:value="76.45">
            <text:p>76.45</text:p>
          </table:table-cell>
          <table:table-cell office:value-type="float" office:value="1497">
            <text:p>1497</text:p>
          </table:table-cell>
          <table:table-cell table:style-name="ce7" table:formula="of:=[.C200]-[.D200]/1000" office:value-type="float" office:value="74.953">
            <text:p>74.953</text:p>
          </table:table-cell>
          <table:table-cell table:number-columns-repeated="9"/>
        </table:table-row>
        <table:table-row table:style-name="ro2">
          <table:table-cell table:style-name="ce5" office:value-type="float" office:value="40000">
            <text:p>40000</text:p>
          </table:table-cell>
          <table:table-cell table:style-name="ce5" office:value-type="float" office:value="2">
            <text:p>2</text:p>
          </table:table-cell>
          <table:table-cell office:value-type="float" office:value="77.35">
            <text:p>77.35</text:p>
          </table:table-cell>
          <table:table-cell office:value-type="float" office:value="1449">
            <text:p>1449</text:p>
          </table:table-cell>
          <table:table-cell table:style-name="ce5" table:formula="of:=[.C201]-[.D201]/1000" office:value-type="float" office:value="75.901">
            <text:p>75.901</text:p>
          </table:table-cell>
          <table:table-cell table:number-columns-repeated="9"/>
        </table:table-row>
        <table:table-row table:style-name="ro2">
          <table:table-cell table:style-name="ce2" office:value-type="float" office:value="1000">
            <text:p>1000</text:p>
          </table:table-cell>
          <table:table-cell table:style-name="ce2" office:value-type="float" office:value="3">
            <text:p>3</text:p>
          </table:table-cell>
          <table:table-cell table:style-name="ce9" office:value-type="float" office:value="487.32">
            <text:p>487.32</text:p>
          </table:table-cell>
          <table:table-cell table:style-name="ce9" office:value-type="float" office:value="523">
            <text:p>523</text:p>
          </table:table-cell>
          <table:table-cell table:style-name="ce2" table:formula="of:=[.C202]-[.D202]/1000" office:value-type="float" office:value="486.797">
            <text:p>486.797</text:p>
          </table:table-cell>
          <table:table-cell/>
          <table:table-cell table:style-name="ce23" table:formula="of:=AVERAGE([.E202:.E207])" office:value-type="float" office:value="487.3625">
            <text:p>487.36</text:p>
          </table:table-cell>
          <table:table-cell table:style-name="ce23" table:formula="of:=STDEV([.E202:.E207])" office:value-type="float" office:value="11.8649042263307">
            <text:p>11.86</text:p>
          </table:table-cell>
          <table:table-cell table:number-columns-repeated="6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3">
            <text:p>3</text:p>
          </table:table-cell>
          <table:table-cell office:value-type="float" office:value="498.64">
            <text:p>498.64</text:p>
          </table:table-cell>
          <table:table-cell office:value-type="float" office:value="7552">
            <text:p>7552</text:p>
          </table:table-cell>
          <table:table-cell table:style-name="ce7" table:formula="of:=[.C203]-[.D203]/1000" office:value-type="float" office:value="491.088">
            <text:p>491.088</text:p>
          </table:table-cell>
          <table:table-cell table:number-columns-repeated="2"/>
          <table:table-cell table:style-name="ce30" table:formula="of:=[.H202]/[.G202]" office:value-type="percentage" office:value="0.0243451316552478">
            <text:p>2.43%</text:p>
          </table:table-cell>
          <table:table-cell table:number-columns-repeated="6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3">
            <text:p>3</text:p>
          </table:table-cell>
          <table:table-cell office:value-type="float" office:value="498.16">
            <text:p>498.16</text:p>
          </table:table-cell>
          <table:table-cell office:value-type="float" office:value="3500">
            <text:p>3500</text:p>
          </table:table-cell>
          <table:table-cell table:style-name="ce7" table:formula="of:=[.C204]-[.D204]/1000" office:value-type="float" office:value="494.66">
            <text:p>494.66</text:p>
          </table:table-cell>
          <table:table-cell table:number-columns-repeated="9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3">
            <text:p>3</text:p>
          </table:table-cell>
          <table:table-cell office:value-type="float" office:value="465.35">
            <text:p>465.35</text:p>
          </table:table-cell>
          <table:table-cell office:value-type="float" office:value="1449">
            <text:p>1449</text:p>
          </table:table-cell>
          <table:table-cell table:style-name="ce7" table:formula="of:=[.C205]-[.D205]/1000" office:value-type="float" office:value="463.901">
            <text:p>463.901</text:p>
          </table:table-cell>
          <table:table-cell table:number-columns-repeated="9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3">
            <text:p>3</text:p>
          </table:table-cell>
          <table:table-cell office:value-type="float" office:value="496.15">
            <text:p>496.15</text:p>
          </table:table-cell>
          <table:table-cell office:value-type="float" office:value="1439">
            <text:p>1439</text:p>
          </table:table-cell>
          <table:table-cell table:style-name="ce7" table:formula="of:=[.C206]-[.D206]/1000" office:value-type="float" office:value="494.711">
            <text:p>494.711</text:p>
          </table:table-cell>
          <table:table-cell table:number-columns-repeated="9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3">
            <text:p>3</text:p>
          </table:table-cell>
          <table:table-cell table:style-name="ce15" office:value-type="float" office:value="496.51">
            <text:p>496.51</text:p>
          </table:table-cell>
          <table:table-cell table:style-name="ce15" office:value-type="float" office:value="3492">
            <text:p>3492</text:p>
          </table:table-cell>
          <table:table-cell table:style-name="ce25" table:formula="of:=[.C207]-[.D207]/1000" office:value-type="float" office:value="493.018">
            <text:p>493.018</text:p>
          </table:table-cell>
          <table:table-cell table:number-columns-repeated="9"/>
        </table:table-row>
        <table:table-row table:style-name="ro2">
          <table:table-cell table:style-name="ce4" office:value-type="float" office:value="40000">
            <text:p>40000</text:p>
          </table:table-cell>
          <table:table-cell table:style-name="ce4" office:value-type="float" office:value="3">
            <text:p>3</text:p>
          </table:table-cell>
          <table:table-cell office:value-type="float" office:value="76.67">
            <text:p>76.67</text:p>
          </table:table-cell>
          <table:table-cell office:value-type="float" office:value="1512">
            <text:p>1512</text:p>
          </table:table-cell>
          <table:table-cell table:style-name="ce7" table:formula="of:=[.C208]-[.D208]/1000" office:value-type="float" office:value="75.158">
            <text:p>75.158</text:p>
          </table:table-cell>
          <table:table-cell/>
          <table:table-cell table:style-name="ce23" table:formula="of:=AVERAGE([.E208:.E213])" office:value-type="float" office:value="75.5148333333333">
            <text:p>75.51</text:p>
          </table:table-cell>
          <table:table-cell table:style-name="ce23" table:formula="of:=STDEV([.E208:.E213])" office:value-type="float" office:value="0.368201801552713">
            <text:p>0.37</text:p>
          </table:table-cell>
          <table:table-cell table:number-columns-repeated="6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3">
            <text:p>3</text:p>
          </table:table-cell>
          <table:table-cell office:value-type="float" office:value="80.16">
            <text:p>80.16</text:p>
          </table:table-cell>
          <table:table-cell office:value-type="float" office:value="4473">
            <text:p>4473</text:p>
          </table:table-cell>
          <table:table-cell table:style-name="ce7" table:formula="of:=[.C209]-[.D209]/1000" office:value-type="float" office:value="75.687">
            <text:p>75.687</text:p>
          </table:table-cell>
          <table:table-cell table:number-columns-repeated="2"/>
          <table:table-cell table:style-name="ce30" table:formula="of:=[.H208]/[.G208]" office:value-type="percentage" office:value="0.00487588709793501">
            <text:p>0.49%</text:p>
          </table:table-cell>
          <table:table-cell table:number-columns-repeated="6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3">
            <text:p>3</text:p>
          </table:table-cell>
          <table:table-cell office:value-type="float" office:value="76.4">
            <text:p>76.4</text:p>
          </table:table-cell>
          <table:table-cell office:value-type="float" office:value="1452">
            <text:p>1452</text:p>
          </table:table-cell>
          <table:table-cell table:style-name="ce7" table:formula="of:=[.C210]-[.D210]/1000" office:value-type="float" office:value="74.948">
            <text:p>74.948</text:p>
          </table:table-cell>
          <table:table-cell table:number-columns-repeated="9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3">
            <text:p>3</text:p>
          </table:table-cell>
          <table:table-cell office:value-type="float" office:value="77.09">
            <text:p>77.09</text:p>
          </table:table-cell>
          <table:table-cell office:value-type="float" office:value="1387">
            <text:p>1387</text:p>
          </table:table-cell>
          <table:table-cell table:style-name="ce7" table:formula="of:=[.C211]-[.D211]/1000" office:value-type="float" office:value="75.703">
            <text:p>75.703</text:p>
          </table:table-cell>
          <table:table-cell table:number-columns-repeated="9"/>
        </table:table-row>
        <table:table-row table:style-name="ro2">
          <table:table-cell table:style-name="ce3" office:value-type="float" office:value="40000">
            <text:p>40000</text:p>
          </table:table-cell>
          <table:table-cell table:style-name="ce3" office:value-type="float" office:value="3">
            <text:p>3</text:p>
          </table:table-cell>
          <table:table-cell office:value-type="float" office:value="77.24">
            <text:p>77.24</text:p>
          </table:table-cell>
          <table:table-cell office:value-type="float" office:value="1496">
            <text:p>1496</text:p>
          </table:table-cell>
          <table:table-cell table:style-name="ce7" table:formula="of:=[.C212]-[.D212]/1000" office:value-type="float" office:value="75.744">
            <text:p>75.744</text:p>
          </table:table-cell>
          <table:table-cell table:number-columns-repeated="9"/>
        </table:table-row>
        <table:table-row table:style-name="ro2">
          <table:table-cell table:style-name="ce5" office:value-type="float" office:value="40000">
            <text:p>40000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77.35">
            <text:p>77.35</text:p>
          </table:table-cell>
          <table:table-cell table:style-name="ce8" office:value-type="float" office:value="1501">
            <text:p>1501</text:p>
          </table:table-cell>
          <table:table-cell table:style-name="ce5" table:formula="of:=[.C213]-[.D213]/1000" office:value-type="float" office:value="75.849">
            <text:p>75.849</text:p>
          </table:table-cell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/>
          <table:table-cell table:style-name="ce6" office:value-type="string">
            <text:p>Estimated Memory Saved Using PendingEntity (Lightweight Agents) Over Time (40k Agents)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>
            <text:p>Agent Type</text:p>
          </table:table-cell>
          <table:table-cell table:style-name="ce1" office:value-type="string">
            <text:p>Sim. Time (s)</text:p>
          </table:table-cell>
          <table:table-cell table:style-name="ce1" office:value-type="string">
            <text:p>Max. Agents</text:p>
          </table:table-cell>
          <table:table-cell table:style-name="ce1" office:value-type="string">
            <text:p>Max. Memory (kb)</text:p>
          </table:table-cell>
          <table:table-cell/>
          <table:table-cell table:style-name="ce1" office:value-type="string">
            <text:p>Mean</text:p>
          </table:table-cell>
          <table:table-cell table:style-name="ce1" office:value-type="string">
            <text:p>Stdev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Yheavy</text:p>
          </table:table-cell>
          <table:table-cell table:style-name="ce1" office:value-type="string">
            <text:p>Ylight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1" office:value-type="string">
            <text:p>Heav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76432">
            <text:p>1376432</text:p>
          </table:table-cell>
          <table:table-cell/>
          <table:table-cell table:style-name="ce23" table:formula="of:=AVERAGE([.E220:.E225])/1024" office:value-type="float" office:value="1344.16927083333">
            <text:p>1344.17</text:p>
          </table:table-cell>
          <table:table-cell table:style-name="ce23" table:formula="of:=STDEV([.E220:.E225])/1024" office:value-type="float" office:value="0.00637887953849786">
            <text:p>0.01</text:p>
          </table:table-cell>
          <table:table-cell/>
          <table:table-cell table:formula="of:=[.C220]" office:value-type="float" office:value="0">
            <text:p>0</text:p>
          </table:table-cell>
          <table:table-cell table:style-name="ce23" table:formula="of:=[.G220]" office:value-type="float" office:value="1344.16927083333">
            <text:p>1344.17</text:p>
          </table:table-cell>
          <table:table-cell table:style-name="ce26" table:formula="of:=[.G226]" office:value-type="float" office:value="96.1119791666667">
            <text:p>96.11</text:p>
          </table:table-cell>
          <table:table-cell table:style-name="ce23"/>
          <table:table-cell table:style-name="ce26"/>
        </table:table-row>
        <table:table-row table:style-name="ro2">
          <table:table-cell/>
          <table:table-cell table:style-name="ce3"/>
          <table:table-cell table:number-columns-repeated="2" table:style-name="ce3" office:value-type="float" office:value="0">
            <text:p>0</text:p>
          </table:table-cell>
          <table:table-cell office:value-type="float" office:value="1376432">
            <text:p>1376432</text:p>
          </table:table-cell>
          <table:table-cell/>
          <table:table-cell table:style-name="ce23"/>
          <table:table-cell table:style-name="ce30" table:formula="of:=[.H220]/[.G220]" office:value-type="percentage" office:value="0.00000474559244651025">
            <text:p>0.00%</text:p>
          </table:table-cell>
          <table:table-cell/>
          <table:table-cell table:formula="of:=[.C232]" office:value-type="float" office:value="60">
            <text:p>60</text:p>
          </table:table-cell>
          <table:table-cell table:style-name="ce23" table:formula="of:=[.G232]" office:value-type="float" office:value="1357.70052083333">
            <text:p>1357.70</text:p>
          </table:table-cell>
          <table:table-cell table:style-name="ce26" table:formula="of:=[.G238]" office:value-type="float" office:value="121.919270833333">
            <text:p>121.92</text:p>
          </table:table-cell>
          <table:table-cell table:style-name="ce23"/>
          <table:table-cell table:style-name="ce26"/>
        </table:table-row>
        <table:table-row table:style-name="ro2">
          <table:table-cell/>
          <table:table-cell table:style-name="ce3"/>
          <table:table-cell table:number-columns-repeated="2" table:style-name="ce3" office:value-type="float" office:value="0">
            <text:p>0</text:p>
          </table:table-cell>
          <table:table-cell office:value-type="float" office:value="1376432">
            <text:p>1376432</text:p>
          </table:table-cell>
          <table:table-cell/>
          <table:table-cell table:style-name="ce23" table:number-columns-repeated="2"/>
          <table:table-cell/>
          <table:table-cell table:formula="of:=[.C244]" office:value-type="float" office:value="180">
            <text:p>180</text:p>
          </table:table-cell>
          <table:table-cell table:style-name="ce23" table:formula="of:=[.G244]" office:value-type="float" office:value="1377.92447916667">
            <text:p>1377.92</text:p>
          </table:table-cell>
          <table:table-cell table:style-name="ce26" table:formula="of:=[.G250]" office:value-type="float" office:value="311.911458333333">
            <text:p>311.91</text:p>
          </table:table-cell>
          <table:table-cell table:style-name="ce23"/>
          <table:table-cell table:style-name="ce26"/>
        </table:table-row>
        <table:table-row table:style-name="ro2">
          <table:table-cell/>
          <table:table-cell table:style-name="ce3"/>
          <table:table-cell table:number-columns-repeated="2" table:style-name="ce3" office:value-type="float" office:value="0">
            <text:p>0</text:p>
          </table:table-cell>
          <table:table-cell office:value-type="float" office:value="1376432">
            <text:p>1376432</text:p>
          </table:table-cell>
          <table:table-cell/>
          <table:table-cell table:style-name="ce23" table:number-columns-repeated="2"/>
          <table:table-cell table:number-columns-repeated="2"/>
          <table:table-cell table:style-name="ce26" table:number-columns-repeated="2"/>
          <table:table-cell table:style-name="ce23"/>
          <table:table-cell table:style-name="ce26"/>
        </table:table-row>
        <table:table-row table:style-name="ro2">
          <table:table-cell/>
          <table:table-cell table:style-name="ce3"/>
          <table:table-cell table:number-columns-repeated="2" table:style-name="ce3" office:value-type="float" office:value="0">
            <text:p>0</text:p>
          </table:table-cell>
          <table:table-cell office:value-type="float" office:value="1376416">
            <text:p>1376416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 table:number-columns-repeated="2" table:style-name="ce3" office:value-type="float" office:value="0">
            <text:p>0</text:p>
          </table:table-cell>
          <table:table-cell office:value-type="float" office:value="1376432">
            <text:p>1376432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12" office:value-type="string">
            <text:p>Ligh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8400">
            <text:p>98400</text:p>
          </table:table-cell>
          <table:table-cell/>
          <table:table-cell table:style-name="ce23" table:formula="of:=AVERAGE([.E226:.E231])/1024" office:value-type="float" office:value="96.1119791666667">
            <text:p>96.11</text:p>
          </table:table-cell>
          <table:table-cell table:style-name="ce23" table:formula="of:=STDEV([.E226:.E231])/1024" office:value-type="float" office:value="0.0117620726985794">
            <text:p>0.01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office:value-type="float" office:value="98432">
            <text:p>98432</text:p>
          </table:table-cell>
          <table:table-cell/>
          <table:table-cell table:style-name="ce23"/>
          <table:table-cell table:style-name="ce30" table:formula="of:=[.H226]/[.G226]" office:value-type="percentage" office:value="0.000122378841852616">
            <text:p>0.01%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office:value-type="float" office:value="98416">
            <text:p>98416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office:value-type="float" office:value="98432">
            <text:p>98432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office:value-type="float" office:value="98416">
            <text:p>98416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8416">
            <text:p>98416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13" office:value-type="string">
            <text:p>Heavy</text:p>
          </table:table-cell>
          <table:table-cell office:value-type="float" office:value="60">
            <text:p>60</text:p>
          </table:table-cell>
          <table:table-cell table:style-name="ce2" office:value-type="float" office:value="2659">
            <text:p>2659</text:p>
          </table:table-cell>
          <table:table-cell table:style-name="ce2" office:value-type="float" office:value="1388640">
            <text:p>1388640</text:p>
          </table:table-cell>
          <table:table-cell/>
          <table:table-cell table:style-name="ce23" table:formula="of:=AVERAGE([.E232:.E237])/1024" office:value-type="float" office:value="1357.70052083333">
            <text:p>1357.70</text:p>
          </table:table-cell>
          <table:table-cell table:style-name="ce23" table:formula="of:=STDEV([.E232:.E237])/1024" office:value-type="float" office:value="2.06255721195902">
            <text:p>2.0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style-name="ce3" office:value-type="float" office:value="2665">
            <text:p>2665</text:p>
          </table:table-cell>
          <table:table-cell office:value-type="float" office:value="1391616">
            <text:p>1391616</text:p>
          </table:table-cell>
          <table:table-cell/>
          <table:table-cell table:style-name="ce23"/>
          <table:table-cell table:style-name="ce30" table:formula="of:=[.H232]/[.G232]" office:value-type="percentage" office:value="0.00151915476226897">
            <text:p>0.15%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style-name="ce3" office:value-type="float" office:value="2659">
            <text:p>2659</text:p>
          </table:table-cell>
          <table:table-cell office:value-type="float" office:value="1388416">
            <text:p>1388416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style-name="ce3" office:value-type="float" office:value="2657">
            <text:p>2657</text:p>
          </table:table-cell>
          <table:table-cell office:value-type="float" office:value="1392704">
            <text:p>1392704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style-name="ce3" office:value-type="float" office:value="2661">
            <text:p>2661</text:p>
          </table:table-cell>
          <table:table-cell office:value-type="float" office:value="1392224">
            <text:p>1392224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float" office:value="60">
            <text:p>60</text:p>
          </table:table-cell>
          <table:table-cell table:style-name="ce16" office:value-type="float" office:value="2656">
            <text:p>2656</text:p>
          </table:table-cell>
          <table:table-cell table:style-name="ce16" office:value-type="float" office:value="1388112">
            <text:p>1388112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12" office:value-type="string">
            <text:p>Light</text:p>
          </table:table-cell>
          <table:table-cell table:style-name="ce4" office:value-type="float" office:value="60">
            <text:p>60</text:p>
          </table:table-cell>
          <table:table-cell office:value-type="float" office:value="2668">
            <text:p>2668</text:p>
          </table:table-cell>
          <table:table-cell table:style-name="Default" office:value-type="float" office:value="124976">
            <text:p>124976</text:p>
          </table:table-cell>
          <table:table-cell/>
          <table:table-cell table:style-name="ce23" table:formula="of:=AVERAGE([.E238:.E243])/1024" office:value-type="float" office:value="121.919270833333">
            <text:p>121.92</text:p>
          </table:table-cell>
          <table:table-cell table:style-name="ce23" table:formula="of:=STDEV([.E238:.E243])/1024" office:value-type="float" office:value="0.873291673127694">
            <text:p>0.8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office:value-type="float" office:value="2658">
            <text:p>2658</text:p>
          </table:table-cell>
          <table:table-cell table:style-name="Default" office:value-type="float" office:value="124832">
            <text:p>124832</text:p>
          </table:table-cell>
          <table:table-cell/>
          <table:table-cell table:style-name="ce23"/>
          <table:table-cell table:style-name="ce30" table:formula="of:=[.H238]/[.G238]" office:value-type="percentage" office:value="0.00716286824190005">
            <text:p>0.72%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office:value-type="float" office:value="2650">
            <text:p>2650</text:p>
          </table:table-cell>
          <table:table-cell table:style-name="Default" office:value-type="float" office:value="123648">
            <text:p>123648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office:value-type="float" office:value="2657">
            <text:p>2657</text:p>
          </table:table-cell>
          <table:table-cell table:style-name="Default" office:value-type="float" office:value="126096">
            <text:p>126096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office:value-type="float" office:value="2655">
            <text:p>2655</text:p>
          </table:table-cell>
          <table:table-cell table:style-name="Default" office:value-type="float" office:value="124064">
            <text:p>124064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style-name="ce3" office:value-type="float" office:value="2653">
            <text:p>2653</text:p>
          </table:table-cell>
          <table:table-cell office:value-type="float" office:value="125456">
            <text:p>125456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11" office:value-type="string">
            <text:p>Heavy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7528">
            <text:p>7528</text:p>
          </table:table-cell>
          <table:table-cell table:style-name="ce2" office:value-type="float" office:value="1410864">
            <text:p>1410864</text:p>
          </table:table-cell>
          <table:table-cell/>
          <table:table-cell table:style-name="ce23" table:formula="of:=AVERAGE([.E244:.E249])/1024" office:value-type="float" office:value="1377.92447916667">
            <text:p>1377.92</text:p>
          </table:table-cell>
          <table:table-cell table:style-name="ce23" table:formula="of:=STDEV([.E244:.E249])/1024" office:value-type="float" office:value="0.332547087048085">
            <text:p>0.33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float" office:value="180">
            <text:p>180</text:p>
          </table:table-cell>
          <table:table-cell table:style-name="ce3" office:value-type="float" office:value="7519">
            <text:p>7519</text:p>
          </table:table-cell>
          <table:table-cell office:value-type="float" office:value="1410704">
            <text:p>1410704</text:p>
          </table:table-cell>
          <table:table-cell/>
          <table:table-cell table:style-name="ce23"/>
          <table:table-cell table:style-name="ce30" table:formula="of:=[.H244]/[.G244]" office:value-type="percentage" office:value="0.000241339124223412">
            <text:p>0.02%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float" office:value="180">
            <text:p>180</text:p>
          </table:table-cell>
          <table:table-cell table:style-name="ce3" office:value-type="float" office:value="7558">
            <text:p>7558</text:p>
          </table:table-cell>
          <table:table-cell office:value-type="float" office:value="1410608">
            <text:p>1410608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float" office:value="180">
            <text:p>180</text:p>
          </table:table-cell>
          <table:table-cell table:style-name="ce3" office:value-type="float" office:value="7530">
            <text:p>7530</text:p>
          </table:table-cell>
          <table:table-cell office:value-type="float" office:value="1410992">
            <text:p>1410992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float" office:value="180">
            <text:p>180</text:p>
          </table:table-cell>
          <table:table-cell table:style-name="ce3" office:value-type="float" office:value="7525">
            <text:p>7525</text:p>
          </table:table-cell>
          <table:table-cell office:value-type="float" office:value="1411408">
            <text:p>1411408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float" office:value="180">
            <text:p>180</text:p>
          </table:table-cell>
          <table:table-cell table:style-name="ce3" office:value-type="float" office:value="7504">
            <text:p>7504</text:p>
          </table:table-cell>
          <table:table-cell office:value-type="float" office:value="1411392">
            <text:p>1411392</text:p>
          </table:table-cell>
          <table:table-cell/>
          <table:table-cell table:style-name="ce23" table:number-columns-repeated="2"/>
          <table:table-cell table:number-columns-repeated="6"/>
        </table:table-row>
        <table:table-row table:style-name="ro2">
          <table:table-cell/>
          <table:table-cell table:style-name="ce12" office:value-type="string">
            <text:p>Light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7519">
            <text:p>7519</text:p>
          </table:table-cell>
          <table:table-cell table:style-name="ce4" office:value-type="float" office:value="319120">
            <text:p>319120</text:p>
          </table:table-cell>
          <table:table-cell/>
          <table:table-cell table:style-name="ce23" table:formula="of:=AVERAGE([.E250:.E255])/1024" office:value-type="float" office:value="311.911458333333">
            <text:p>311.91</text:p>
          </table:table-cell>
          <table:table-cell table:style-name="ce23" table:formula="of:=STDEV([.E250:.E255])/1024" office:value-type="float" office:value="0.700353333444388">
            <text:p>0.70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float" office:value="180">
            <text:p>180</text:p>
          </table:table-cell>
          <table:table-cell table:style-name="ce3" office:value-type="float" office:value="7520">
            <text:p>7520</text:p>
          </table:table-cell>
          <table:table-cell office:value-type="float" office:value="319376">
            <text:p>319376</text:p>
          </table:table-cell>
          <table:table-cell table:number-columns-repeated="2"/>
          <table:table-cell table:style-name="ce30" table:formula="of:=[.H250]/[.G250]" office:value-type="percentage" office:value="0.00224535942727675">
            <text:p>0.22%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 table:style-name="ce3" office:value-type="float" office:value="180">
            <text:p>180</text:p>
          </table:table-cell>
          <table:table-cell table:style-name="ce3" office:value-type="float" office:value="7504">
            <text:p>7504</text:p>
          </table:table-cell>
          <table:table-cell office:value-type="float" office:value="319600">
            <text:p>319600</text:p>
          </table:table-cell>
          <table:table-cell table:number-columns-repeated="9"/>
        </table:table-row>
        <table:table-row table:style-name="ro2">
          <table:table-cell/>
          <table:table-cell table:style-name="ce3"/>
          <table:table-cell table:style-name="ce3" office:value-type="float" office:value="180">
            <text:p>180</text:p>
          </table:table-cell>
          <table:table-cell table:style-name="ce3" office:value-type="float" office:value="7506">
            <text:p>7506</text:p>
          </table:table-cell>
          <table:table-cell office:value-type="float" office:value="318608">
            <text:p>318608</text:p>
          </table:table-cell>
          <table:table-cell table:number-columns-repeated="9"/>
        </table:table-row>
        <table:table-row table:style-name="ro2">
          <table:table-cell/>
          <table:table-cell table:style-name="ce3"/>
          <table:table-cell table:style-name="ce3" office:value-type="float" office:value="180">
            <text:p>180</text:p>
          </table:table-cell>
          <table:table-cell table:style-name="ce3" office:value-type="float" office:value="7522">
            <text:p>7522</text:p>
          </table:table-cell>
          <table:table-cell office:value-type="float" office:value="318992">
            <text:p>318992</text:p>
          </table:table-cell>
          <table:table-cell table:number-columns-repeated="9"/>
        </table:table-row>
        <table:table-row table:style-name="ro2">
          <table:table-cell/>
          <table:table-cell table:style-name="ce5"/>
          <table:table-cell table:style-name="ce5" office:value-type="float" office:value="180">
            <text:p>180</text:p>
          </table:table-cell>
          <table:table-cell table:style-name="ce5" office:value-type="float" office:value="7559">
            <text:p>7559</text:p>
          </table:table-cell>
          <table:table-cell table:style-name="ce5" office:value-type="float" office:value="320688">
            <text:p>320688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SG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01/27/2012</text:date>, <text:time>18:0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th Hetu</meta:initial-creator>
    <meta:creation-date>2012-01-09T23:54:34</meta:creation-date>
    <meta:generator>LibreOffice/3.4$Linux LibreOffice_project/340m1$Build-402</meta:generator>
    <dc:date>2012-01-27T18:01:04</dc:date>
    <dc:creator>Seth Hetu</dc:creator>
    <meta:editing-duration>P1DT7H59M21S</meta:editing-duration>
    <meta:editing-cycles>275</meta:editing-cycles>
    <meta:document-statistic meta:table-count="1" meta:cell-count="12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28cm" svg:height="10.132cm" xlink:href=".." xlink:type="simple" chart:class="chart:bar" chart:style-name="ch1">
        <chart:title svg:x="2.559cm" svg:y="0.338cm" chart:style-name="ch2">
          <text:p>Performance Based on Worker Thread Count (Using 8 cores)</text:p>
        </chart:title>
        <chart:subtitle svg:x="6.501cm" svg:y="1.319cm" chart:style-name="ch3">
          <text:p>1000 Agents, 30 Minutes</text:p>
        </chart:subtitle>
        <chart:plot-area chart:style-name="ch4" table:cell-range-address="'Data and Charts'.J6:'Data and Charts'.J15 'Data and Charts'.L6:'Data and Charts'.M15" chart:data-source-has-labels="column" svg:x="1.481cm" svg:y="2.406cm" svg:width="15.251cm" svg:height="6.494cm">
          <chartooo:coordinate-region svg:x="2.764cm" svg:y="2.605cm" svg:width="13.968cm" svg:height="5.648cm"/>
          <chart:axis chart:dimension="x" chart:name="primary-x" chart:style-name="ch5" chartooo:axis-type="auto">
            <chartooo:date-scale/>
            <chart:title svg:x="7.838cm" svg:y="9.103cm" chart:style-name="ch6">
              <text:p>Worker Threads</text:p>
            </chart:title>
            <chart:categories table:cell-range-address="'Data and Charts'.J6:'Data and Charts'.J15"/>
          </chart:axis>
          <chart:axis chart:dimension="y" chart:name="primary-y" chart:style-name="ch7">
            <chart:title svg:x="0.451cm" svg:y="6.491cm" chart:style-name="ch8">
              <text:p>Seconds</text:p>
            </chart:title>
            <chart:grid chart:style-name="ch9" chart:class="major"/>
          </chart:axis>
          <chart:series chart:style-name="ch10" chart:values-cell-range-address="'Data and Charts'.L6:'Data and Charts'.L15" chart:class="chart:bar">
            <chart:data-point chart:repeated="10"/>
          </chart:series>
          <chart:series chart:style-name="ch11" chart:values-cell-range-address="'Data and Charts'.M6:'Data and Charts'.M1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Data and Charts'.J6:'Data and Charts'.J15</svg:desc>
                </draw:g>
              </table:table-cell>
              <table:table-cell office:value-type="float" office:value="2.19005787051175">
                <text:p>2.19005787051175</text:p>
                <draw:g>
                  <svg:desc>'Data and Charts'.L6:'Data and Charts'.L15</svg:desc>
                </draw:g>
              </table:table-cell>
              <table:table-cell office:value-type="float" office:value="764.950084986631">
                <text:p>764.950084986631</text:p>
                <draw:g>
                  <svg:desc>'Data and Charts'.M6:'Data and Charts'.M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.7305029739879">
                <text:p>14.7305029739879</text:p>
              </table:table-cell>
              <table:table-cell office:value-type="float" office:value="600.507830359345">
                <text:p>600.5078303593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.2136701269106">
                <text:p>17.2136701269106</text:p>
              </table:table-cell>
              <table:table-cell office:value-type="float" office:value="570.688615587375">
                <text:p>570.6886155873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.905161331363">
                <text:p>26.905161331363</text:p>
              </table:table-cell>
              <table:table-cell office:value-type="float" office:value="518.591505335304">
                <text:p>518.5915053353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.8429960947493">
                <text:p>15.8429960947493</text:p>
              </table:table-cell>
              <table:table-cell office:value-type="float" office:value="456.452789619537">
                <text:p>456.4527896195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64777382339786">
                <text:p>3.64777382339786</text:p>
              </table:table-cell>
              <table:table-cell office:value-type="float" office:value="543.945559509936">
                <text:p>543.94555950993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07668746625934">
                <text:p>1.07668746625934</text:p>
              </table:table-cell>
              <table:table-cell office:value-type="float" office:value="535.511812533741">
                <text:p>535.5118125337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.7679608923892">
                <text:p>23.7679608923892</text:p>
              </table:table-cell>
              <table:table-cell office:value-type="float" office:value="481.154164107611">
                <text:p>481.1541641076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.1333265335146">
                <text:p>19.1333265335146</text:p>
              </table:table-cell>
              <table:table-cell office:value-type="float" office:value="548.011959180771">
                <text:p>548.0119591807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.7180530474481">
                <text:p>22.7180530474481</text:p>
              </table:table-cell>
              <table:table-cell office:value-type="float" office:value="794.556280285885">
                <text:p>794.556280285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93cm" svg:height="11.262cm" xlink:href=".." xlink:type="simple" chart:class="chart:bar" chart:style-name="ch1">
        <chart:title svg:x="3.298cm" svg:y="0.361cm" chart:style-name="ch2">
          <text:p>Performance Based on Core Usage (Using 8 Worker Threads)</text:p>
        </chart:title>
        <chart:subtitle svg:x="7.386cm" svg:y="1.365cm" chart:style-name="ch3">
          <text:p>40,000 Agents, 1 Minute</text:p>
        </chart:subtitle>
        <chart:plot-area chart:style-name="ch4" table:cell-range-address="'Data and Charts'.J84:'Data and Charts'.J91 'Data and Charts'.L84:'Data and Charts'.M91" chart:data-source-has-labels="column" svg:x="1.514cm" svg:y="2.498cm" svg:width="16.817cm" svg:height="7.509cm">
          <chartooo:coordinate-region svg:x="2.321cm" svg:y="2.697cm" svg:width="16.01cm" svg:height="6.663cm"/>
          <chart:axis chart:dimension="x" chart:name="primary-x" chart:style-name="ch5" chartooo:axis-type="auto">
            <chartooo:date-scale/>
            <chart:title svg:x="8.958cm" svg:y="10.233cm" chart:style-name="ch6">
              <text:p>Cores Used</text:p>
            </chart:title>
            <chart:categories table:cell-range-address="'Data and Charts'.J84:'Data and Charts'.J91"/>
          </chart:axis>
          <chart:axis chart:dimension="y" chart:name="primary-y" chart:style-name="ch7">
            <chart:title svg:x="0.451cm" svg:y="7.09cm" chart:style-name="ch8">
              <text:p>Seconds</text:p>
            </chart:title>
            <chart:grid chart:style-name="ch9" chart:class="major"/>
          </chart:axis>
          <chart:series chart:style-name="ch10" chart:values-cell-range-address="'Data and Charts'.L84:'Data and Charts'.L91" chart:class="chart:bar">
            <chart:data-point chart:repeated="8"/>
          </chart:series>
          <chart:series chart:style-name="ch11" chart:values-cell-range-address="'Data and Charts'.M84:'Data and Charts'.M9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Data and Charts'.J84:'Data and Charts'.J91</svg:desc>
                </draw:g>
              </table:table-cell>
              <table:table-cell office:value-type="float" office:value="0.543894628275245">
                <text:p>0.543894628275245</text:p>
                <draw:g>
                  <svg:desc>'Data and Charts'.L84:'Data and Charts'.L91</svg:desc>
                </draw:g>
              </table:table-cell>
              <table:table-cell office:value-type="float" office:value="92.5129387050581">
                <text:p>92.5129387050581</text:p>
                <draw:g>
                  <svg:desc>'Data and Charts'.M84:'Data and Charts'.M9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044648915911">
                <text:p>1.7044648915911</text:p>
              </table:table-cell>
              <table:table-cell office:value-type="float" office:value="84.0987017750756">
                <text:p>84.098701775075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44885553732769">
                <text:p>0.544885553732769</text:p>
              </table:table-cell>
              <table:table-cell office:value-type="float" office:value="81.8144477796006">
                <text:p>81.81444777960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55459182217977">
                <text:p>0.455459182217977</text:p>
              </table:table-cell>
              <table:table-cell office:value-type="float" office:value="78.8128741511154">
                <text:p>78.81287415111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19800923431266">
                <text:p>0.519800923431266</text:p>
              </table:table-cell>
              <table:table-cell office:value-type="float" office:value="78.8551990765687">
                <text:p>78.855199076568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38078600804036">
                <text:p>0.138078600804036</text:p>
              </table:table-cell>
              <table:table-cell office:value-type="float" office:value="78.552121399196">
                <text:p>78.5521213991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54651844821944">
                <text:p>0.454651844821944</text:p>
              </table:table-cell>
              <table:table-cell office:value-type="float" office:value="77.1609481551781">
                <text:p>77.16094815517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21866431924793">
                <text:p>0.321866431924793</text:p>
              </table:table-cell>
              <table:table-cell office:value-type="float" office:value="74.7231335680752">
                <text:p>74.7231335680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49cm" svg:height="11.086cm" xlink:href=".." xlink:type="simple" chart:class="chart:line" chart:style-name="ch1">
        <chart:title svg:x="4.699cm" svg:y="0.357cm" chart:style-name="ch2">
          <text:p>Overhead of an Empty Barrier Wait (8W,8C)</text:p>
        </chart:title>
        <chart:subtitle svg:x="6.855cm" svg:y="1.357cm" chart:style-name="ch3">
          <text:p>Varying number of Agents</text:p>
        </chart:subtitle>
        <chart:plot-area chart:style-name="ch4" table:cell-range-address="'Data and Charts'.J166:'Data and Charts'.J169 'Data and Charts'.M166:'Data and Charts'.N169" chart:data-source-has-labels="column" svg:x="1.499cm" svg:y="2.482cm" svg:width="16.118cm" svg:height="7.353cm">
          <chartooo:coordinate-region svg:x="2.598cm" svg:y="2.681cm" svg:width="14.925cm" svg:height="6.955cm"/>
          <chart:axis chart:dimension="x" chart:name="primary-x" chart:style-name="ch5" chartooo:axis-type="auto">
            <chartooo:date-scale/>
            <chart:title svg:x="8.091cm" svg:y="10.057cm" chart:style-name="ch6">
              <text:p>Extra Barrier Calls</text:p>
            </chart:title>
            <chart:categories table:cell-range-address="'Data and Charts'.J166:'Data and Charts'.J169"/>
          </chart:axis>
          <chart:axis chart:dimension="y" chart:name="primary-y" chart:style-name="ch7">
            <chart:title svg:x="0.451cm" svg:y="6.996cm" chart:style-name="ch8">
              <text:p>Seconds</text:p>
            </chart:title>
            <chart:grid chart:style-name="ch9" chart:class="major"/>
          </chart:axis>
          <chart:series chart:style-name="ch10" chart:values-cell-range-address="'Data and Charts'.M166:'Data and Charts'.M169" chart:class="chart:line">
            <chart:data-point chart:repeated="4"/>
          </chart:series>
          <chart:series chart:style-name="ch11" chart:values-cell-range-address="'Data and Charts'.N166:'Data and Charts'.N16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Data and Charts'.J166:'Data and Charts'.J169</svg:desc>
                </draw:g>
              </table:table-cell>
              <table:table-cell office:value-type="float" office:value="0">
                <text:p>0</text:p>
                <draw:g>
                  <svg:desc>'Data and Charts'.M166:'Data and Charts'.M169</svg:desc>
                </draw:g>
              </table:table-cell>
              <table:table-cell office:value-type="float" office:value="0">
                <text:p>0</text:p>
                <draw:g>
                  <svg:desc>'Data and Charts'.N166:'Data and Charts'.N16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.1453333333333">
                <text:p>15.1453333333333</text:p>
              </table:table-cell>
              <table:table-cell office:value-type="float" office:value="0.633500000000012">
                <text:p>0.6335000000000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.7981666666666">
                <text:p>18.7981666666666</text:p>
              </table:table-cell>
              <table:table-cell office:value-type="float" office:value="0.700666666666663">
                <text:p>0.7006666666666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11016666666671">
                <text:p>2.11016666666671</text:p>
              </table:table-cell>
              <table:table-cell office:value-type="float" office:value="-0.401333333333341">
                <text:p>-0.4013333333333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95cm" svg:height="11.01cm" xlink:href=".." xlink:type="simple" chart:class="chart:bar" chart:style-name="ch1">
        <chart:title svg:x="5.505cm" svg:y="0.356cm" chart:style-name="ch2">
          <text:p>Memory Savings with PendingEntity</text:p>
        </chart:title>
        <chart:subtitle svg:x="6.815cm" svg:y="1.355cm" chart:style-name="ch3">
          <text:p>40K Agents, Varying Time</text:p>
        </chart:subtitle>
        <chart:plot-area chart:style-name="ch4" table:cell-range-address="'Data and Charts'.J220:'Data and Charts'.L222" chart:data-source-has-labels="column" svg:x="1.498cm" svg:y="2.478cm" svg:width="16.067cm" svg:height="7.282cm">
          <chartooo:coordinate-region svg:x="2.967cm" svg:y="2.678cm" svg:width="14.598cm" svg:height="6.435cm"/>
          <chart:axis chart:dimension="x" chart:name="primary-x" chart:style-name="ch5" chartooo:axis-type="auto">
            <chartooo:date-scale/>
            <chart:title svg:x="7.985cm" svg:y="9.981cm" chart:style-name="ch6">
              <text:p>Simulation Time (s)</text:p>
            </chart:title>
            <chart:categories table:cell-range-address="'Data and Charts'.J220:'Data and Charts'.J222"/>
          </chart:axis>
          <chart:axis chart:dimension="y" chart:name="primary-y" chart:style-name="ch7">
            <chart:title svg:x="0.451cm" svg:y="7.38cm" chart:style-name="ch8">
              <text:p>Memory (Mb)</text:p>
            </chart:title>
            <chart:grid chart:style-name="ch9" chart:class="major"/>
          </chart:axis>
          <chart:series chart:style-name="ch10" chart:values-cell-range-address="'Data and Charts'.K220:'Data and Charts'.K222" chart:class="chart:bar">
            <chart:data-point chart:repeated="3"/>
          </chart:series>
          <chart:series chart:style-name="ch11" chart:values-cell-range-address="'Data and Charts'.L220:'Data and Charts'.L22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Data and Charts'.J220:'Data and Charts'.J222</svg:desc>
                </draw:g>
              </table:table-cell>
              <table:table-cell office:value-type="float" office:value="1344.16927083333">
                <text:p>1344.16927083333</text:p>
                <draw:g>
                  <svg:desc>'Data and Charts'.K220:'Data and Charts'.K222</svg:desc>
                </draw:g>
              </table:table-cell>
              <table:table-cell office:value-type="float" office:value="96.1119791666667">
                <text:p>96.1119791666667</text:p>
                <draw:g>
                  <svg:desc>'Data and Charts'.L220:'Data and Charts'.L222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57.70052083333">
                <text:p>1357.70052083333</text:p>
              </table:table-cell>
              <table:table-cell office:value-type="float" office:value="121.919270833333">
                <text:p>121.919270833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77.92447916667">
                <text:p>1377.92447916667</text:p>
              </table:table-cell>
              <table:table-cell office:value-type="float" office:value="311.911458333333">
                <text:p>311.911458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